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501cm" style:rel-column-width="5786*"/>
    </style:style>
    <style:style style:name="Table4.B" style:family="table-column">
      <style:table-column-properties style:column-width="1cm" style:rel-column-width="3855*"/>
    </style:style>
    <style:style style:name="Table4.D" style:family="table-column">
      <style:table-column-properties style:column-width="2.6cm" style:rel-column-width="10022*"/>
    </style:style>
    <style:style style:name="Table4.E" style:family="table-column">
      <style:table-column-properties style:column-width="1.799cm" style:rel-column-width="6935*"/>
    </style:style>
    <style:style style:name="Table4.H" style:family="table-column">
      <style:table-column-properties style:column-width="1.499cm" style:rel-column-width="5779*"/>
    </style:style>
    <style:style style:name="Table4.J" style:family="table-column">
      <style:table-column-properties style:column-width="1.7cm" style:rel-column-width="6554*"/>
    </style:style>
    <style:style style:name="Table4.K" style:family="table-column">
      <style:table-column-properties style:column-width="1.6cm" style:rel-column-width="6167*"/>
    </style:style>
    <style:style style:name="Table4.L" style:family="table-column">
      <style:table-column-properties style:column-width="1.302cm" style:rel-column-width="5017*"/>
    </style:style>
    <style:style style:name="Table4.A1" style:family="table-cell">
      <style:table-cell-properties fo:padding="0.049cm" fo:border-left="0.05pt solid #000000" fo:border-right="none" fo:border-top="0.05pt solid #000000" fo:border-bottom="0.05pt solid #000000" style:writing-mode="page"/>
    </style:style>
    <style:style style:name="Table4.L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L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901cm" style:rel-column-width="7330*"/>
    </style:style>
    <style:style style:name="Table3.B" style:family="table-column">
      <style:table-column-properties style:column-width="1cm" style:rel-column-width="3855*"/>
    </style:style>
    <style:style style:name="Table3.C" style:family="table-column">
      <style:table-column-properties style:column-width="1.7cm" style:rel-column-width="6554*"/>
    </style:style>
    <style:style style:name="Table3.F" style:family="table-column">
      <style:table-column-properties style:column-width="1.401cm" style:rel-column-width="5398*"/>
    </style:style>
    <style:style style:name="Table3.H" style:family="table-column">
      <style:table-column-properties style:column-width="1.499cm" style:rel-column-width="5779*"/>
    </style:style>
    <style:style style:name="Table3.I" style:family="table-column">
      <style:table-column-properties style:column-width="4.699cm" style:rel-column-width="18113*"/>
    </style:style>
    <style:style style:name="Table3.A1" style:family="table-cell">
      <style:table-cell-properties fo:padding="0.049cm" fo:border-left="0.05pt solid #000000" fo:border-right="none" fo:border-top="0.05pt solid #000000" fo:border-bottom="0.05pt solid #000000" style:writing-mode="page"/>
    </style:style>
    <style:style style:name="Table3.I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I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401cm" style:rel-column-width="9254*"/>
    </style:style>
    <style:style style:name="Table2.C" style:family="table-column">
      <style:table-column-properties style:column-width="2.6cm" style:rel-column-width="10022*"/>
    </style:style>
    <style:style style:name="Table2.E" style:family="table-column">
      <style:table-column-properties style:column-width="6.999cm" style:rel-column-width="26983*"/>
    </style:style>
    <style:style style:name="Table2.A1" style:family="table-cell">
      <style:table-cell-properties fo:padding="0.049cm" fo:border-left="0.05pt solid #000000" fo:border-right="none" fo:border-top="0.05pt solid #000000" fo:border-bottom="0.05pt solid #000000" style:writing-mode="page"/>
    </style:style>
    <style:style style:name="Table2.E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E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fo:font-style="italic" officeooo:rsid="0011e622" officeooo:paragraph-rsid="0011e622" style:font-size-asian="10pt" style:font-style-asian="italic" style:font-size-complex="10pt" style:font-style-complex="italic"/>
    </style:style>
    <style:style style:name="P6" style:family="paragraph" style:parent-style-name="Table_20_Contents">
      <style:paragraph-properties fo:text-align="center" style:justify-single-word="false"/>
      <style:text-properties fo:font-size="10pt" fo:font-style="italic" officeooo:rsid="0011e622" officeooo:paragraph-rsid="0011e622" style:font-size-asian="10pt" style:font-style-asian="italic" style:font-size-complex="10pt" style:font-style-complex="italic"/>
    </style:style>
    <style:style style:name="P7" style:family="paragraph" style:parent-style-name="Table_20_Contents">
      <style:paragraph-properties fo:text-align="center" style:justify-single-word="false"/>
      <style:text-properties fo:font-size="10pt" fo:font-style="italic" officeooo:rsid="0011e622" officeooo:paragraph-rsid="002ae24f" style:font-size-asian="10pt" style:font-style-asian="italic" style:font-size-complex="10pt" style:font-style-complex="italic"/>
    </style:style>
    <style:style style:name="P8" style:family="paragraph" style:parent-style-name="Table_20_Contents">
      <style:text-properties fo:font-size="10pt" fo:font-style="italic" officeooo:rsid="001aebbb" officeooo:paragraph-rsid="001aebbb" style:font-size-asian="10pt" style:font-style-asian="italic" style:font-size-complex="10pt" style:font-style-complex="italic"/>
    </style:style>
    <style:style style:name="P9" style:family="paragraph" style:parent-style-name="Table_20_Contents">
      <style:text-properties fo:font-size="10pt" fo:font-style="italic" officeooo:rsid="001aebbb" officeooo:paragraph-rsid="002a1904" style:font-size-asian="10pt" style:font-style-asian="italic" style:font-size-complex="10pt" style:font-style-complex="italic"/>
    </style:style>
    <style:style style:name="P10" style:family="paragraph" style:parent-style-name="Table_20_Contents">
      <style:paragraph-properties fo:text-align="center" style:justify-single-word="false"/>
      <style:text-properties fo:font-size="10pt" fo:font-style="italic" officeooo:rsid="001aebbb" officeooo:paragraph-rsid="002cafbf" style:font-size-asian="10pt" style:font-style-asian="italic" style:font-size-complex="10pt" style:font-style-complex="italic"/>
    </style:style>
    <style:style style:name="P11" style:family="paragraph" style:parent-style-name="Table_20_Contents">
      <style:text-properties fo:font-size="10pt" fo:font-style="italic" officeooo:rsid="002a1904" officeooo:paragraph-rsid="002a1904"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fo:font-size="10pt" fo:font-style="italic" officeooo:rsid="002a1904" officeooo:paragraph-rsid="002a1904" style:font-size-asian="10pt" style:font-style-asian="italic" style:font-size-complex="10pt" style:font-style-complex="italic"/>
    </style:style>
    <style:style style:name="P13" style:family="paragraph" style:parent-style-name="Table_20_Contents">
      <style:paragraph-properties fo:text-align="center" style:justify-single-word="false"/>
      <style:text-properties fo:font-size="10pt" fo:font-style="italic" officeooo:rsid="002a1904" officeooo:paragraph-rsid="002cafbf" style:font-size-asian="10pt" style:font-style-asian="italic" style:font-size-complex="10pt" style:font-style-complex="italic"/>
    </style:style>
    <style:style style:name="P14" style:family="paragraph" style:parent-style-name="Table_20_Contents">
      <style:paragraph-properties fo:text-align="center" style:justify-single-word="false"/>
      <style:text-properties fo:font-size="10pt" fo:font-style="italic" officeooo:rsid="002ae24f" officeooo:paragraph-rsid="002ae24f" style:font-size-asian="10pt" style:font-style-asian="italic" style:font-size-complex="10pt" style:font-style-complex="italic"/>
    </style:style>
    <style:style style:name="P15" style:family="paragraph" style:parent-style-name="Table_20_Contents">
      <style:text-properties fo:font-size="10pt" fo:font-style="italic" officeooo:rsid="002cafbf" officeooo:paragraph-rsid="002cafbf" style:font-size-asian="10pt" style:font-style-asian="italic" style:font-size-complex="10pt" style:font-style-complex="italic"/>
    </style:style>
    <style:style style:name="P16" style:family="paragraph" style:parent-style-name="Table_20_Contents">
      <style:paragraph-properties fo:text-align="center" style:justify-single-word="false"/>
      <style:text-properties fo:font-size="10pt" fo:font-style="italic" officeooo:rsid="002cafbf" officeooo:paragraph-rsid="002cafbf" style:font-size-asian="10pt" style:font-style-asian="italic" style:font-size-complex="10pt" style:font-style-complex="italic"/>
    </style:style>
    <style:style style:name="P17" style:family="paragraph" style:parent-style-name="Table_20_Contents">
      <style:text-properties fo:font-size="10pt" officeooo:rsid="002a1904" officeooo:paragraph-rsid="002a1904" style:font-size-asian="10pt" style:font-size-complex="10pt"/>
    </style:style>
    <style:style style:name="P18" style:family="paragraph" style:parent-style-name="Table_20_Contents">
      <style:text-properties fo:font-size="10pt" officeooo:rsid="001aebbb" officeooo:paragraph-rsid="002a1904" style:font-size-asian="10pt" style:font-size-complex="10pt"/>
    </style:style>
    <style:style style:name="P19" style:family="paragraph" style:parent-style-name="Table_20_Contents">
      <style:text-properties fo:font-size="10pt" officeooo:rsid="00293f10" officeooo:paragraph-rsid="002a1904" style:font-size-asian="10pt" style:font-size-complex="10pt"/>
    </style:style>
    <style:style style:name="P20"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21" style:family="paragraph" style:parent-style-name="Table_20_Contents">
      <style:paragraph-properties fo:text-align="center" style:justify-single-word="false"/>
      <style:text-properties fo:font-size="10pt" officeooo:rsid="002ae24f" officeooo:paragraph-rsid="002cafbf" style:font-size-asian="10pt" style:font-size-complex="10pt"/>
    </style:style>
    <style:style style:name="P22" style:family="paragraph" style:parent-style-name="Table_20_Contents">
      <style:paragraph-properties fo:text-align="start" style:justify-single-word="false"/>
      <style:text-properties fo:font-size="10pt" officeooo:rsid="002ae24f" officeooo:paragraph-rsid="002ae24f" style:font-size-asian="10pt" style:font-size-complex="10pt"/>
    </style:style>
    <style:style style:name="P23" style:family="paragraph" style:parent-style-name="Table_20_Contents">
      <style:paragraph-properties fo:text-align="start" style:justify-single-word="false"/>
      <style:text-properties fo:font-size="10pt" officeooo:rsid="002ae24f" officeooo:paragraph-rsid="002cafbf" style:font-size-asian="10pt" style:font-size-complex="10pt"/>
    </style:style>
    <style:style style:name="P24" style:family="paragraph" style:parent-style-name="Table_20_Contents">
      <style:text-properties fo:font-size="10pt" officeooo:rsid="002ae24f" officeooo:paragraph-rsid="002ae24f" style:font-size-asian="10pt" style:font-size-complex="10pt"/>
    </style:style>
    <style:style style:name="P25" style:family="paragraph" style:parent-style-name="Table_20_Contents">
      <style:paragraph-properties fo:text-align="center" style:justify-single-word="false"/>
      <style:text-properties fo:font-size="10pt" officeooo:rsid="002cafbf" officeooo:paragraph-rsid="002cafbf" style:font-size-asian="10pt" style:font-size-complex="10pt"/>
    </style:style>
    <style:style style:name="P26"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27" style:family="paragraph" style:parent-style-name="Table_20_Contents">
      <style:paragraph-properties fo:text-align="center" style:justify-single-word="false"/>
      <style:text-properties fo:font-size="10pt" fo:font-style="normal" officeooo:rsid="002cafbf" officeooo:paragraph-rsid="002cafbf" style:font-size-asian="10pt" style:font-style-asian="normal" style:font-size-complex="10pt" style:font-style-complex="normal"/>
    </style:style>
    <style:style style:name="P28" style:family="paragraph" style:parent-style-name="Text_20_body">
      <style:text-properties fo:font-style="italic" officeooo:rsid="0013c32e" officeooo:paragraph-rsid="0013c32e" style:font-style-asian="italic" style:font-style-complex="italic"/>
    </style:style>
    <style:style style:name="P29" style:family="paragraph" style:parent-style-name="Text_20_body">
      <style:text-properties fo:font-style="italic" officeooo:rsid="0033e13c" officeooo:paragraph-rsid="0033e13c" style:font-style-asian="italic" style:font-style-complex="italic"/>
    </style:style>
    <style:style style:name="P30" style:family="paragraph" style:parent-style-name="Text_20_body">
      <style:text-properties fo:font-style="italic" officeooo:rsid="001aebbb" officeooo:paragraph-rsid="001aebbb" style:font-style-asian="italic" style:font-style-complex="italic"/>
    </style:style>
    <style:style style:name="P31" style:family="paragraph" style:parent-style-name="Text_20_body">
      <style:text-properties officeooo:rsid="00159208" officeooo:paragraph-rsid="00159208"/>
    </style:style>
    <style:style style:name="P32" style:family="paragraph" style:parent-style-name="Text_20_body" style:master-page-name="">
      <loext:graphic-properties draw:fill-hatch-name="hatch"/>
      <style:paragraph-properties style:page-number="auto" fo:keep-with-next="always"/>
      <style:text-properties officeooo:rsid="00159208" officeooo:paragraph-rsid="00159208"/>
    </style:style>
    <style:style style:name="P33"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4"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5" style:family="paragraph" style:parent-style-name="Text_20_body">
      <style:text-properties officeooo:rsid="00159208" officeooo:paragraph-rsid="002cafbf"/>
    </style:style>
    <style:style style:name="P36" style:family="paragraph" style:parent-style-name="Text_20_body">
      <style:text-properties officeooo:rsid="00159208" officeooo:paragraph-rsid="002d0141"/>
    </style:style>
    <style:style style:name="P37" style:family="paragraph" style:parent-style-name="Text_20_body">
      <style:text-properties officeooo:rsid="00159208" officeooo:paragraph-rsid="002d82e4"/>
    </style:style>
    <style:style style:name="P38" style:family="paragraph" style:parent-style-name="Text_20_body">
      <style:text-properties officeooo:rsid="00159208" officeooo:paragraph-rsid="002e5fec"/>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Text_20_body">
      <style:text-properties officeooo:paragraph-rsid="001aebbb"/>
    </style:style>
    <style:style style:name="P43" style:family="paragraph" style:parent-style-name="Table_20_Contents">
      <style:text-properties officeooo:rsid="001aebbb" officeooo:paragraph-rsid="001aebbb"/>
    </style:style>
    <style:style style:name="P44" style:family="paragraph" style:parent-style-name="Text_20_body">
      <style:text-properties officeooo:rsid="001aebbb" officeooo:paragraph-rsid="001aebbb"/>
    </style:style>
    <style:style style:name="P45" style:family="paragraph" style:parent-style-name="Text_20_body">
      <style:paragraph-properties fo:margin-left="1.251cm" fo:margin-right="0cm" fo:text-indent="0cm" style:auto-text-indent="false"/>
      <style:text-properties officeooo:rsid="001aebbb" officeooo:paragraph-rsid="001aebbb"/>
    </style:style>
    <style:style style:name="P4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4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48"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49" style:family="paragraph" style:parent-style-name="Table_20_Contents">
      <style:paragraph-properties fo:text-align="center" style:justify-single-word="false"/>
      <style:text-properties officeooo:rsid="001aebbb" officeooo:paragraph-rsid="001aebbb"/>
    </style:style>
    <style:style style:name="P50" style:family="paragraph" style:parent-style-name="Text_20_body">
      <style:text-properties officeooo:rsid="001aebbb" officeooo:paragraph-rsid="002222fd"/>
    </style:style>
    <style:style style:name="P51" style:family="paragraph" style:parent-style-name="Text_20_body">
      <style:text-properties officeooo:rsid="001aebbb" officeooo:paragraph-rsid="0024104d"/>
    </style:style>
    <style:style style:name="P5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24104d"/>
    </style:style>
    <style:style style:name="P53" style:family="paragraph" style:parent-style-name="Text_20_body">
      <style:text-properties officeooo:rsid="001aebbb" officeooo:paragraph-rsid="002707a9"/>
    </style:style>
    <style:style style:name="P54" style:family="paragraph" style:parent-style-name="Text_20_body">
      <style:text-properties officeooo:rsid="001aebbb" officeooo:paragraph-rsid="002a1904"/>
    </style:style>
    <style:style style:name="P55"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56" style:family="paragraph" style:parent-style-name="Text_20_body">
      <style:text-properties officeooo:rsid="001aebbb" officeooo:paragraph-rsid="002ae24f"/>
    </style:style>
    <style:style style:name="P57" style:family="paragraph" style:parent-style-name="Text_20_body" style:master-page-name="">
      <loext:graphic-properties draw:fill-hatch-name="hatch"/>
      <style:paragraph-properties style:page-number="auto" fo:keep-with-next="always"/>
      <style:text-properties officeooo:rsid="001aebbb" officeooo:paragraph-rsid="002cafbf"/>
    </style:style>
    <style:style style:name="P58"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59" style:family="paragraph" style:parent-style-name="Text_20_body">
      <style:text-properties officeooo:rsid="001aebbb" officeooo:paragraph-rsid="00302d56"/>
    </style:style>
    <style:style style:name="P60" style:family="paragraph" style:parent-style-name="Text_20_body">
      <style:text-properties officeooo:rsid="001aebbb" officeooo:paragraph-rsid="0031a049"/>
    </style:style>
    <style:style style:name="P6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62" style:family="paragraph" style:parent-style-name="Text_20_body">
      <style:paragraph-properties fo:margin-left="1.251cm" fo:margin-right="0cm" fo:text-indent="0cm" style:auto-text-indent="false"/>
      <style:text-properties officeooo:rsid="001aebbb" officeooo:paragraph-rsid="0031a049"/>
    </style:style>
    <style:style style:name="P63"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64" style:family="paragraph" style:parent-style-name="Text_20_body" style:master-page-name="">
      <loext:graphic-properties draw:fill-hatch-name="hatch"/>
      <style:paragraph-properties style:page-number="auto" fo:keep-with-next="always"/>
      <style:text-properties officeooo:rsid="001aebbb" officeooo:paragraph-rsid="0031a049"/>
    </style:style>
    <style:style style:name="P65"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9608"/>
    </style:style>
    <style:style style:name="P66" style:family="paragraph" style:parent-style-name="Text_20_body" style:master-page-name="">
      <loext:graphic-properties draw:fill-hatch-name="hatch"/>
      <style:paragraph-properties style:page-number="auto" fo:keep-with-next="always"/>
      <style:text-properties officeooo:rsid="001aebbb" officeooo:paragraph-rsid="00339608"/>
    </style:style>
    <style:style style:name="P6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6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69"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70" style:family="paragraph" style:parent-style-name="Text_20_body">
      <style:text-properties officeooo:rsid="001aebbb" officeooo:paragraph-rsid="0033e13c"/>
    </style:style>
    <style:style style:name="P7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72" style:family="paragraph" style:parent-style-name="Text_20_body">
      <style:paragraph-properties fo:margin-left="1.251cm" fo:margin-right="0cm" fo:text-indent="0cm" style:auto-text-indent="false"/>
      <style:text-properties officeooo:rsid="001aebbb" officeooo:paragraph-rsid="0035d06b"/>
    </style:style>
    <style:style style:name="P73" style:family="paragraph" style:parent-style-name="Text_20_body" style:master-page-name="">
      <loext:graphic-properties draw:fill-hatch-name="hatch"/>
      <style:paragraph-properties style:page-number="auto" fo:keep-with-next="always"/>
      <style:text-properties officeooo:rsid="001aebbb" officeooo:paragraph-rsid="0035d06b"/>
    </style:style>
    <style:style style:name="P74"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75" style:family="paragraph" style:parent-style-name="Text_20_body">
      <style:text-properties officeooo:rsid="001cce49" officeooo:paragraph-rsid="001cce49"/>
    </style:style>
    <style:style style:name="P76" style:family="paragraph" style:parent-style-name="Text_20_body">
      <style:text-properties officeooo:rsid="002038be" officeooo:paragraph-rsid="002038be"/>
    </style:style>
    <style:style style:name="P77" style:family="paragraph" style:parent-style-name="Text_20_body">
      <style:text-properties officeooo:rsid="0024d570" officeooo:paragraph-rsid="0024d570"/>
    </style:style>
    <style:style style:name="P78" style:family="paragraph" style:parent-style-name="Text_20_body">
      <style:text-properties officeooo:paragraph-rsid="002707a9"/>
    </style:style>
    <style:style style:name="P79" style:family="paragraph" style:parent-style-name="Table_20_Contents">
      <style:text-properties officeooo:rsid="00293f10" officeooo:paragraph-rsid="00293f10"/>
    </style:style>
    <style:style style:name="P80" style:family="paragraph" style:parent-style-name="Text_20_body">
      <style:text-properties officeooo:paragraph-rsid="002ae24f"/>
    </style:style>
    <style:style style:name="P81" style:family="paragraph" style:parent-style-name="Table_20_Contents">
      <style:paragraph-properties fo:text-align="center" style:justify-single-word="false"/>
      <style:text-properties officeooo:rsid="002ae24f" officeooo:paragraph-rsid="002ae24f"/>
    </style:style>
    <style:style style:name="P82" style:family="paragraph" style:parent-style-name="Text_20_body">
      <style:text-properties officeooo:rsid="002cafbf" officeooo:paragraph-rsid="002cafbf"/>
    </style:style>
    <style:style style:name="P83" style:family="paragraph" style:parent-style-name="Text_20_body">
      <style:text-properties officeooo:paragraph-rsid="002d82e4"/>
    </style:style>
    <style:style style:name="P84" style:family="paragraph" style:parent-style-name="Text_20_body">
      <style:paragraph-properties fo:margin-left="1.251cm" fo:margin-right="0cm" fo:text-indent="0cm" style:auto-text-indent="false"/>
      <style:text-properties officeooo:paragraph-rsid="002d82e4"/>
    </style:style>
    <style:style style:name="P8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2d82e4"/>
    </style:style>
    <style:style style:name="P8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87"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88" style:family="paragraph" style:parent-style-name="Text_20_body">
      <style:text-properties officeooo:paragraph-rsid="002cafbf"/>
    </style:style>
    <style:style style:name="P89" style:family="paragraph" style:parent-style-name="Text_20_body">
      <style:text-properties officeooo:paragraph-rsid="002d0141"/>
    </style:style>
    <style:style style:name="P90" style:family="paragraph" style:parent-style-name="Text_20_body">
      <style:text-properties officeooo:rsid="0021c80e" officeooo:paragraph-rsid="0021c80e"/>
    </style:style>
    <style:style style:name="P91" style:family="paragraph" style:parent-style-name="Text_20_body">
      <style:text-properties officeooo:rsid="002e5fec" officeooo:paragraph-rsid="002e5fec"/>
    </style:style>
    <style:style style:name="P92" style:family="paragraph" style:parent-style-name="Text_20_body">
      <style:paragraph-properties fo:margin-left="1.251cm" fo:margin-right="0cm" fo:text-indent="0cm" style:auto-text-indent="false"/>
      <style:text-properties officeooo:rsid="002e5fec" officeooo:paragraph-rsid="002e5fec"/>
    </style:style>
    <style:style style:name="P9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2e5fec" officeooo:paragraph-rsid="002e5fec"/>
    </style:style>
    <style:style style:name="P94" style:family="paragraph" style:parent-style-name="Text_20_body">
      <style:text-properties officeooo:paragraph-rsid="0031a049"/>
    </style:style>
    <style:style style:name="P9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9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97" style:family="paragraph" style:parent-style-name="Text_20_body">
      <style:paragraph-properties fo:margin-left="1.251cm" fo:margin-right="0cm" fo:text-indent="0cm" style:auto-text-indent="false"/>
      <style:text-properties officeooo:paragraph-rsid="0031a049"/>
    </style:style>
    <style:style style:name="P9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99" style:family="paragraph" style:parent-style-name="Text_20_body" style:master-page-name="">
      <loext:graphic-properties draw:fill-hatch-name="hatch"/>
      <style:paragraph-properties style:page-number="auto" fo:keep-with-next="always"/>
      <style:text-properties officeooo:paragraph-rsid="0031a049"/>
    </style:style>
    <style:style style:name="P100" style:family="paragraph" style:parent-style-name="Text_20_body">
      <style:text-properties officeooo:paragraph-rsid="002e5fec"/>
    </style:style>
    <style:style style:name="P101" style:family="paragraph" style:parent-style-name="Text_20_body">
      <style:text-properties officeooo:rsid="0031a049" officeooo:paragraph-rsid="0031a049"/>
    </style:style>
    <style:style style:name="P102"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103" style:family="paragraph" style:parent-style-name="Text_20_body">
      <style:text-properties officeooo:rsid="00339608" officeooo:paragraph-rsid="00339608"/>
    </style:style>
    <style:style style:name="P104" style:family="paragraph" style:parent-style-name="Text_20_body">
      <style:text-properties officeooo:paragraph-rsid="0035d06b"/>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Contents_20_2">
      <style:paragraph-properties>
        <style:tab-stops>
          <style:tab-stop style:position="16.501cm" style:type="right" style:leader-style="dotted" style:leader-text="."/>
        </style:tab-stops>
      </style:paragraph-properties>
    </style:style>
    <style:style style:name="P107" style:family="paragraph" style:parent-style-name="Contents_20_3">
      <style:paragraph-properties>
        <style:tab-stops>
          <style:tab-stop style:position="16cm" style:type="right" style:leader-style="dotted" style:leader-text="."/>
        </style:tab-stops>
      </style:paragraph-properties>
    </style:style>
    <style:style style:name="P108" style:family="paragraph" style:parent-style-name="Heading_20_1">
      <style:paragraph-properties fo:break-before="page"/>
    </style:style>
    <style:style style:name="P109" style:family="paragraph" style:parent-style-name="Heading_20_1" style:master-page-name="">
      <loext:graphic-properties draw:fill-hatch-name="hatch"/>
      <style:paragraph-properties style:page-number="auto" fo:break-before="page"/>
    </style:style>
    <style:style style:name="P110" style:family="paragraph" style:parent-style-name="Heading_20_2">
      <style:text-properties officeooo:rsid="002cafbf" officeooo:paragraph-rsid="002cafbf"/>
    </style:style>
    <style:style style:name="P111" style:family="paragraph" style:parent-style-name="Heading_20_2">
      <style:text-properties officeooo:paragraph-rsid="002d82e4"/>
    </style:style>
    <style:style style:name="P112" style:family="paragraph" style:parent-style-name="Heading_20_2">
      <style:text-properties officeooo:rsid="002ae24f" officeooo:paragraph-rsid="002ae24f"/>
    </style:style>
    <style:style style:name="P113" style:family="paragraph" style:parent-style-name="Heading_20_2">
      <style:text-properties officeooo:paragraph-rsid="002ae24f"/>
    </style:style>
    <style:style style:name="P114" style:family="paragraph" style:parent-style-name="Heading_20_2">
      <style:text-properties officeooo:paragraph-rsid="001aebbb"/>
    </style:style>
    <style:style style:name="P115" style:family="paragraph" style:parent-style-name="Heading_20_2">
      <style:text-properties officeooo:paragraph-rsid="002222fd"/>
    </style:style>
    <style:style style:name="P116" style:family="paragraph" style:parent-style-name="Heading_20_2">
      <style:text-properties officeooo:paragraph-rsid="002707a9"/>
    </style:style>
    <style:style style:name="P117" style:family="paragraph" style:parent-style-name="Heading_20_2">
      <style:text-properties officeooo:paragraph-rsid="001cce49"/>
    </style:style>
    <style:style style:name="P118" style:family="paragraph" style:parent-style-name="Heading_20_2">
      <style:text-properties officeooo:paragraph-rsid="003b6b41"/>
    </style:style>
    <style:style style:name="P119" style:family="paragraph" style:parent-style-name="Heading_20_3">
      <style:text-properties officeooo:paragraph-rsid="002d82e4"/>
    </style:style>
    <style:style style:name="P120" style:family="paragraph" style:parent-style-name="Heading_20_3">
      <style:text-properties officeooo:paragraph-rsid="002cafbf"/>
    </style:style>
    <style:style style:name="P121" style:family="paragraph" style:parent-style-name="Heading_20_3">
      <style:text-properties officeooo:paragraph-rsid="002d0141"/>
    </style:style>
    <style:style style:name="P122" style:family="paragraph" style:parent-style-name="Heading_20_3">
      <style:text-properties officeooo:paragraph-rsid="002ae24f"/>
    </style:style>
    <style:style style:name="P123" style:family="paragraph" style:parent-style-name="Heading_20_3">
      <style:text-properties officeooo:paragraph-rsid="0035d06b"/>
    </style:style>
    <style:style style:name="P124" style:family="paragraph" style:parent-style-name="Heading_20_3">
      <style:text-properties officeooo:paragraph-rsid="00302d56"/>
    </style:style>
    <style:style style:name="P125" style:family="paragraph" style:parent-style-name="Heading_20_3">
      <style:text-properties officeooo:paragraph-rsid="0031a049"/>
    </style:style>
    <style:style style:name="P126" style:family="paragraph" style:parent-style-name="Heading_20_3">
      <style:text-properties officeooo:rsid="001aebbb" officeooo:paragraph-rsid="0024104d"/>
    </style:style>
    <style:style style:name="P127" style:family="paragraph" style:parent-style-name="Heading_20_3">
      <style:text-properties officeooo:rsid="001aebbb" officeooo:paragraph-rsid="0033e13c"/>
    </style:style>
    <style:style style:name="P128" style:family="paragraph" style:parent-style-name="Heading_20_3">
      <style:text-properties officeooo:rsid="001aebbb" officeooo:paragraph-rsid="001aebbb"/>
    </style:style>
    <style:style style:name="P129" style:family="paragraph" style:parent-style-name="Heading_20_3">
      <style:text-properties officeooo:rsid="001aebbb" officeooo:paragraph-rsid="00362862"/>
    </style:style>
    <style:style style:name="P130" style:family="paragraph" style:parent-style-name="Heading_20_3">
      <style:text-properties officeooo:rsid="001aebbb" officeooo:paragraph-rsid="00339608"/>
    </style:style>
    <style:style style:name="P131" style:family="paragraph" style:parent-style-name="Heading_20_3">
      <style:text-properties officeooo:paragraph-rsid="0024104d"/>
    </style:style>
    <style:style style:name="P132" style:family="paragraph" style:parent-style-name="Heading_20_3">
      <style:text-properties officeooo:paragraph-rsid="001aebbb"/>
    </style:style>
    <style:style style:name="P133" style:family="paragraph" style:parent-style-name="Heading_20_3">
      <style:text-properties officeooo:paragraph-rsid="002707a9"/>
    </style:style>
    <style:style style:name="P134" style:family="paragraph" style:parent-style-name="Heading_20_3">
      <style:text-properties officeooo:paragraph-rsid="00362862"/>
    </style:style>
    <style:style style:name="P135" style:family="paragraph" style:parent-style-name="Heading_20_3">
      <style:text-properties officeooo:paragraph-rsid="00339608"/>
    </style:style>
    <style:style style:name="P136" style:family="paragraph" style:parent-style-name="Heading_20_3">
      <style:text-properties officeooo:paragraph-rsid="00391103"/>
    </style:style>
    <style:style style:name="P137" style:family="paragraph" style:parent-style-name="Heading_20_3">
      <style:text-properties officeooo:paragraph-rsid="003b6b41"/>
    </style:style>
    <style:style style:name="P138" style:family="paragraph" style:parent-style-name="Table_20_Contents">
      <style:text-properties fo:font-size="10pt" officeooo:rsid="0039fa5d" officeooo:paragraph-rsid="0039fa5d" style:font-size-asian="10pt" style:font-size-complex="10pt"/>
    </style:style>
    <style:style style:name="P139" style:family="paragraph" style:parent-style-name="Table_20_Contents">
      <style:paragraph-properties fo:text-align="center" style:justify-single-word="false"/>
      <style:text-properties officeooo:rsid="001aebbb" officeooo:paragraph-rsid="003b6b41"/>
    </style:style>
    <style:style style:name="P140" style:family="paragraph" style:parent-style-name="Table_20_Contents">
      <style:text-properties officeooo:rsid="001aebbb" officeooo:paragraph-rsid="003b6b41"/>
    </style:style>
    <style:style style:name="P141" style:family="paragraph" style:parent-style-name="Table_20_Contents">
      <style:text-properties officeooo:rsid="003b6b41" officeooo:paragraph-rsid="003b6b41"/>
    </style:style>
    <style:style style:name="P142" style:family="paragraph" style:parent-style-name="Text_20_body" style:list-style-name="L1">
      <style:text-properties officeooo:rsid="0011e622" officeooo:paragraph-rsid="0011e622"/>
    </style:style>
    <style:style style:name="P143" style:family="paragraph" style:parent-style-name="Text_20_body" style:list-style-name="L1">
      <style:text-properties officeooo:rsid="00193a74" officeooo:paragraph-rsid="00193a74"/>
    </style:style>
    <style:style style:name="P144"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145" style:family="paragraph" style:parent-style-name="Text_20_body">
      <style:text-properties officeooo:rsid="001aebbb" officeooo:paragraph-rsid="00391103"/>
    </style:style>
    <style:style style:name="P146" style:family="paragraph" style:parent-style-name="Text_20_body">
      <style:text-properties officeooo:rsid="001aebbb" officeooo:paragraph-rsid="001aebbb"/>
    </style:style>
    <style:style style:name="P147" style:family="paragraph" style:parent-style-name="Text_20_body" style:master-page-name="">
      <loext:graphic-properties draw:fill-gradient-name="Gradient_20_1"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14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14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15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151"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152" style:family="paragraph" style:parent-style-name="Text_20_body">
      <style:text-properties officeooo:rsid="001aebbb" officeooo:paragraph-rsid="003b6b41"/>
    </style:style>
    <style:style style:name="P153"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b6b41"/>
    </style:style>
    <style:style style:name="P154" style:family="paragraph" style:parent-style-name="Text_20_body">
      <style:text-properties officeooo:paragraph-rsid="00391103"/>
    </style:style>
    <style:style style:name="P155" style:family="paragraph" style:parent-style-name="Text_20_body" style:master-page-name="">
      <loext:graphic-properties draw:fill-hatch-name="hatch"/>
      <style:paragraph-properties style:page-number="auto" fo:keep-with-next="always"/>
      <style:text-properties officeooo:paragraph-rsid="00391103"/>
    </style:style>
    <style:style style:name="P156" style:family="paragraph" style:parent-style-name="Text_20_body">
      <loext:graphic-properties draw:fill-hatch-name="hatch"/>
      <style:text-properties officeooo:rsid="00391103" officeooo:paragraph-rsid="00391103"/>
    </style:style>
    <style:style style:name="P157" style:family="paragraph" style:parent-style-name="Text_20_body">
      <style:text-properties officeooo:paragraph-rsid="0039fa5d"/>
    </style:style>
    <style:style style:name="P158" style:family="paragraph" style:parent-style-name="Text_20_body">
      <style:text-properties officeooo:paragraph-rsid="003b6b41"/>
    </style:style>
    <style:style style:name="P159" style:family="paragraph" style:parent-style-name="Text_20_body" style:master-page-name="">
      <loext:graphic-properties draw:fill-hatch-name="hatch"/>
      <style:paragraph-properties style:page-number="auto" fo:keep-with-next="always"/>
      <style:text-properties officeooo:paragraph-rsid="003b6b41"/>
    </style:style>
    <style:style style:name="P160" style:family="paragraph" style:parent-style-name="Text_20_body">
      <style:paragraph-properties fo:margin-left="1.251cm" fo:margin-right="0cm" fo:text-indent="0cm" style:auto-text-indent="false"/>
      <style:text-properties officeooo:paragraph-rsid="003b6b41"/>
    </style:style>
    <style:style style:name="P16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62" style:family="paragraph" style:parent-style-name="Text_20_body">
      <style:text-properties officeooo:rsid="003b6b41" officeooo:paragraph-rsid="003d1c7a"/>
    </style:style>
    <style:style style:name="P163" style:family="paragraph" style:parent-style-name="Text_20_body">
      <style:text-properties fo:font-style="italic" officeooo:rsid="003b6b41" officeooo:paragraph-rsid="003b6b41" style:font-style-asian="italic" style:font-style-complex="italic"/>
    </style:style>
    <style:style style:name="P164" style:family="paragraph" style:parent-style-name="Text_20_body" style:master-page-name="">
      <style:paragraph-properties style:page-number="auto"/>
      <style:text-properties officeooo:paragraph-rsid="003d1c7a"/>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officeooo:rsid="00151073"/>
    </style:style>
    <style:style style:name="T5" style:family="text">
      <style:text-properties officeooo:rsid="00189884"/>
    </style:style>
    <style:style style:name="T6" style:family="text">
      <style:text-properties officeooo:rsid="00193a74"/>
    </style:style>
    <style:style style:name="T7" style:family="text">
      <style:text-properties officeooo:rsid="001aebbb"/>
    </style:style>
    <style:style style:name="T8" style:family="text">
      <style:text-properties fo:font-style="italic" style:font-style-asian="italic" style:font-style-complex="italic"/>
    </style:style>
    <style:style style:name="T9" style:family="text">
      <style:text-properties fo:font-style="italic" officeooo:rsid="002ae24f" style:font-style-asian="italic" style:font-style-complex="italic"/>
    </style:style>
    <style:style style:name="T10" style:family="text">
      <style:text-properties fo:font-style="italic" officeooo:rsid="00391103" style:font-style-asian="italic" style:font-style-complex="italic"/>
    </style:style>
    <style:style style:name="T11" style:family="text">
      <style:text-properties fo:font-style="italic" officeooo:rsid="0039fa5d" style:font-style-asian="italic" style:font-style-complex="italic"/>
    </style:style>
    <style:style style:name="T12" style:family="text">
      <style:text-properties fo:font-style="italic" officeooo:rsid="001aebbb" style:font-style-asian="italic" style:font-style-complex="italic"/>
    </style:style>
    <style:style style:name="T13" style:family="text">
      <style:text-properties officeooo:rsid="00159208"/>
    </style:style>
    <style:style style:name="T14" style:family="text">
      <style:text-properties officeooo:rsid="0024104d"/>
    </style:style>
    <style:style style:name="T15" style:family="text">
      <style:text-properties style:text-underline-style="solid" style:text-underline-width="auto" style:text-underline-color="font-color"/>
    </style:style>
    <style:style style:name="T16" style:family="text">
      <style:text-properties officeooo:rsid="002707a9"/>
    </style:style>
    <style:style style:name="T17" style:family="text">
      <style:text-properties officeooo:rsid="0028ceb3"/>
    </style:style>
    <style:style style:name="T18" style:family="text">
      <style:text-properties officeooo:rsid="002a1904"/>
    </style:style>
    <style:style style:name="T19" style:family="text">
      <style:text-properties officeooo:rsid="002ae24f"/>
    </style:style>
    <style:style style:name="T20" style:family="text">
      <style:text-properties fo:font-style="normal" officeooo:rsid="001aebbb" style:font-style-asian="normal" style:font-style-complex="normal"/>
    </style:style>
    <style:style style:name="T21" style:family="text">
      <style:text-properties officeooo:rsid="002cafbf"/>
    </style:style>
    <style:style style:name="T22" style:family="text">
      <style:text-properties officeooo:rsid="002d0141"/>
    </style:style>
    <style:style style:name="T23" style:family="text">
      <style:text-properties officeooo:rsid="002d82e4"/>
    </style:style>
    <style:style style:name="T24" style:family="text">
      <style:text-properties officeooo:rsid="002e5fec"/>
    </style:style>
    <style:style style:name="T25" style:family="text">
      <style:text-properties officeooo:rsid="00302d56"/>
    </style:style>
    <style:style style:name="T26" style:family="text">
      <style:text-properties officeooo:rsid="0031a049"/>
    </style:style>
    <style:style style:name="T27" style:family="text">
      <style:text-properties officeooo:rsid="00339608"/>
    </style:style>
    <style:style style:name="T28" style:family="text">
      <style:text-properties officeooo:rsid="0033e13c"/>
    </style:style>
    <style:style style:name="T29" style:family="text">
      <style:text-properties officeooo:rsid="0035d06b"/>
    </style:style>
    <style:style style:name="T30" style:family="text">
      <style:text-properties officeooo:rsid="00362862"/>
    </style:style>
    <style:style style:name="T31" style:family="text">
      <style:text-properties officeooo:rsid="00391103"/>
    </style:style>
    <style:style style:name="T32" style:family="text">
      <style:text-properties officeooo:rsid="003b6b41"/>
    </style:style>
    <style:style style:name="T33" style:family="text">
      <style:text-properties officeooo:rsid="003d1c7a"/>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7">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5"><text:a xlink:type="simple" xlink:href="#__RefHeading___Toc329_3513121647" text:style-name="Index_20_Link" text:visited-style-name="Index_20_Link">Introduction<text:tab/>3</text:a></text:p>
          <text:p text:style-name="P105"><text:a xlink:type="simple" xlink:href="#__RefHeading___Toc331_3513121647" text:style-name="Index_20_Link" text:visited-style-name="Index_20_Link">License<text:tab/>3</text:a></text:p>
          <text:p text:style-name="P105"><text:a xlink:type="simple" xlink:href="#__RefHeading___Toc333_3513121647" text:style-name="Index_20_Link" text:visited-style-name="Index_20_Link">Manufacturer selection<text:tab/>3</text:a></text:p>
          <text:p text:style-name="P105"><text:a xlink:type="simple" xlink:href="#__RefHeading___Toc335_3513121647" text:style-name="Index_20_Link" text:visited-style-name="Index_20_Link">BouffaloLab<text:tab/>4</text:a></text:p>
          <text:p text:style-name="P106"><text:a xlink:type="simple" xlink:href="#__RefHeading___Toc341_3513121647" text:style-name="Index_20_Link" text:visited-style-name="Index_20_Link">Documentation, SDK and tools<text:tab/>4</text:a></text:p>
          <text:p text:style-name="P106"><text:a xlink:type="simple" xlink:href="#__RefHeading___Toc1505_2182544480" text:style-name="Index_20_Link" text:visited-style-name="Index_20_Link">BL602<text:tab/>5</text:a></text:p>
          <text:p text:style-name="P107"><text:a xlink:type="simple" xlink:href="#__RefHeading___Toc337_3513121647" text:style-name="Index_20_Link" text:visited-style-name="Index_20_Link">Third-party development board: PineCone<text:tab/>5</text:a></text:p>
          <text:p text:style-name="P107"><text:a xlink:type="simple" xlink:href="#__RefHeading___Toc337_3513121647%20Copy%202" text:style-name="Index_20_Link" text:visited-style-name="Index_20_Link">Third-party development board: Ai-WB2-32S<text:tab/>5</text:a></text:p>
          <text:p text:style-name="P107"><text:a xlink:type="simple" xlink:href="#__RefHeading___Toc337_3513121647%20Copy%202%20Copy%201" text:style-name="Index_20_Link" text:visited-style-name="Index_20_Link">Third-party development board: DT-BL10 or XT-BL12<text:tab/>5</text:a></text:p>
          <text:p text:style-name="P106"><text:a xlink:type="simple" xlink:href="#__RefHeading___Toc1507_2182544480" text:style-name="Index_20_Link" text:visited-style-name="Index_20_Link">BL702<text:tab/>5</text:a></text:p>
          <text:p text:style-name="P107"><text:a xlink:type="simple" xlink:href="#__RefHeading___Toc337_3513121647%20Copy%201" text:style-name="Index_20_Link" text:visited-style-name="Index_20_Link">Third-party development board: M0 Sense<text:tab/>5</text:a></text:p>
          <text:p text:style-name="P107"><text:a xlink:type="simple" xlink:href="#__RefHeading___Toc337_3513121647%20Copy%201%20Copy%203" text:style-name="Index_20_Link" text:visited-style-name="Index_20_Link">Third-party development board: XT-ZB1<text:tab/>5</text:a></text:p>
          <text:p text:style-name="P106"><text:a xlink:type="simple" xlink:href="#__RefHeading___Toc1509_2182544480" text:style-name="Index_20_Link" text:visited-style-name="Index_20_Link">BL616<text:tab/>6</text:a></text:p>
          <text:p text:style-name="P107"><text:a xlink:type="simple" xlink:href="#__RefHeading___Toc337_3513121647%20Copy%201%20Copy%201" text:style-name="Index_20_Link" text:visited-style-name="Index_20_Link">Third-party development board: M0S Dock<text:tab/>6</text:a></text:p>
          <text:p text:style-name="P107"><text:a xlink:type="simple" xlink:href="#__RefHeading___Toc337_3513121647%20Copy%201%20Copy%201%20Copy%201" text:style-name="Index_20_Link" text:visited-style-name="Index_20_Link">Third-party development board: Ai-M62-12F<text:tab/>6</text:a></text:p>
          <text:p text:style-name="P106"><text:a xlink:type="simple" xlink:href="#__RefHeading___Toc1511_2182544480" text:style-name="Index_20_Link" text:visited-style-name="Index_20_Link">BL618<text:tab/>6</text:a></text:p>
          <text:p text:style-name="P107"><text:a xlink:type="simple" xlink:href="#__RefHeading___Toc337_3513121647%20Copy%201%20Copy%201%20Copy%202" text:style-name="Index_20_Link" text:visited-style-name="Index_20_Link">Third-party development board: M0P Dock<text:tab/>6</text:a></text:p>
          <text:p text:style-name="P107"><text:a xlink:type="simple" xlink:href="#__RefHeading___Toc337_3513121647%20Copy%201%20Copy%201%20Copy%201%20Copy%201" text:style-name="Index_20_Link" text:visited-style-name="Index_20_Link">Third-party development board: Ai-M61-32S<text:tab/>6</text:a></text:p>
          <text:p text:style-name="P106"><text:a xlink:type="simple" xlink:href="#__RefHeading___Toc1513_2182544480" text:style-name="Index_20_Link" text:visited-style-name="Index_20_Link">BL808<text:tab/>6</text:a></text:p>
          <text:p text:style-name="P107"><text:a xlink:type="simple" xlink:href="#__RefHeading___Toc337_3513121647%20Copy%201%20Copy%202%20Copy%201" text:style-name="Index_20_Link" text:visited-style-name="Index_20_Link">Third-party development board: Ox64<text:tab/>6</text:a></text:p>
          <text:p text:style-name="P107"><text:a xlink:type="simple" xlink:href="#__RefHeading___Toc337_3513121647%20Copy%201%20Copy%202" text:style-name="Index_20_Link" text:visited-style-name="Index_20_Link">Third-party development board: M1S Dock<text:tab/>7</text:a></text:p>
          <text:p text:style-name="P105"><text:a xlink:type="simple" xlink:href="#__RefHeading___Toc343_3513121647" text:style-name="Index_20_Link" text:visited-style-name="Index_20_Link">Espressif<text:tab/>8</text:a></text:p>
          <text:p text:style-name="P106"><text:a xlink:type="simple" xlink:href="#__RefHeading___Toc1147_2887080021" text:style-name="Index_20_Link" text:visited-style-name="Index_20_Link">ESP8684 (ESP32-C2)<text:tab/>8</text:a></text:p>
          <text:p text:style-name="P107"><text:a xlink:type="simple" xlink:href="#__RefHeading___Toc345_3513121647%20Copy%201" text:style-name="Index_20_Link" text:visited-style-name="Index_20_Link">Official development board: ESP8684-DevKitM-1<text:tab/>8</text:a></text:p>
          <text:p text:style-name="P107"><text:a xlink:type="simple" xlink:href="#__RefHeading___Toc349_35131216471%20Copy%201" text:style-name="Index_20_Link" text:visited-style-name="Index_20_Link">Third-party development board: ESPC2-12<text:tab/>8</text:a></text:p>
          <text:p text:style-name="P107"><text:a xlink:type="simple" xlink:href="#__RefHeading___Toc351_3513121647%20Copy%201" text:style-name="Index_20_Link" text:visited-style-name="Index_20_Link">Documentation<text:tab/>8</text:a></text:p>
          <text:p text:style-name="P106"><text:a xlink:type="simple" xlink:href="#__RefHeading___Toc1149_2887080021" text:style-name="Index_20_Link" text:visited-style-name="Index_20_Link">ESP32-C3 and ESP8685<text:tab/>9</text:a></text:p>
          <text:p text:style-name="P107"><text:a xlink:type="simple" xlink:href="#__RefHeading___Toc345_3513121647" text:style-name="Index_20_Link" text:visited-style-name="Index_20_Link">Official development board: ESP32-C3-DevKitM-1<text:tab/>9</text:a></text:p>
          <text:p text:style-name="P107"><text:a xlink:type="simple" xlink:href="#__RefHeading___Toc349_35131216471" text:style-name="Index_20_Link" text:visited-style-name="Index_20_Link">Third-party development board: ESP32-C3FH4<text:tab/>9</text:a></text:p>
          <text:p text:style-name="P107"><text:a xlink:type="simple" xlink:href="#__RefHeading___Toc349_35131216471%20Copy%202" text:style-name="Index_20_Link" text:visited-style-name="Index_20_Link">Third-party development board: nanoESP32-C3<text:tab/>9</text:a></text:p>
          <text:p text:style-name="P107"><text:a xlink:type="simple" xlink:href="#__RefHeading___Toc1104_2947033009" text:style-name="Index_20_Link" text:visited-style-name="Index_20_Link">Third-party development board: YD-ESP32-C3<text:tab/>9</text:a></text:p>
          <text:p text:style-name="P107"><text:a xlink:type="simple" xlink:href="#__RefHeading___Toc1104_2947033009%20Copy%201" text:style-name="Index_20_Link" text:visited-style-name="Index_20_Link">Third-party development board: XIAO ESP32C3<text:tab/>9</text:a></text:p>
          <text:p text:style-name="P107"><text:a xlink:type="simple" xlink:href="#__RefHeading___Toc1104_2947033009%20Copy%201%20Copy%201" text:style-name="Index_20_Link" text:visited-style-name="Index_20_Link">Third-party development board: ESP32C3-MINI-DK<text:tab/>9</text:a></text:p>
          <text:p text:style-name="P107"><text:a xlink:type="simple" xlink:href="#__RefHeading___Toc351_3513121647" text:style-name="Index_20_Link" text:visited-style-name="Index_20_Link">Documentation<text:tab/>10</text:a></text:p>
          <text:p text:style-name="P106"><text:a xlink:type="simple" xlink:href="#__RefHeading___Toc1151_2887080021" text:style-name="Index_20_Link" text:visited-style-name="Index_20_Link">ESP32-C6<text:tab/>10</text:a></text:p>
          <text:p text:style-name="P107"><text:a xlink:type="simple" xlink:href="#__RefHeading___Toc345_3513121647%20Copy%201%20Copy%201" text:style-name="Index_20_Link" text:visited-style-name="Index_20_Link">Official development board: ESP32-C6-DevKitC-1<text:tab/>10</text:a></text:p>
          <text:p text:style-name="P107"><text:a xlink:type="simple" xlink:href="#__RefHeading___Toc1104_2947033009%20Copy%201%20Copy%202" text:style-name="Index_20_Link" text:visited-style-name="Index_20_Link">Third-party development board: WeAct ESP32-C6-A<text:tab/>10</text:a></text:p>
          <text:p text:style-name="P107"><text:a xlink:type="simple" xlink:href="#__RefHeading___Toc351_3513121647%20Copy%201%20Copy%201" text:style-name="Index_20_Link" text:visited-style-name="Index_20_Link">Documentation<text:tab/>10</text:a></text:p>
          <text:p text:style-name="P106"><text:a xlink:type="simple" xlink:href="#__RefHeading___Toc1153_2887080021" text:style-name="Index_20_Link" text:visited-style-name="Index_20_Link">ESP32-H2<text:tab/>10</text:a></text:p>
          <text:p text:style-name="P107"><text:a xlink:type="simple" xlink:href="#__RefHeading___Toc345_3513121647%20Copy%201%20Copy%201%20Copy%201" text:style-name="Index_20_Link" text:visited-style-name="Index_20_Link">Official development board: ESP32-H2-DevKitM-1<text:tab/>10</text:a></text:p>
          <text:p text:style-name="P107"><text:a xlink:type="simple" xlink:href="#__RefHeading___Toc351_3513121647%20Copy%201%20Copy%201%20Copy%201" text:style-name="Index_20_Link" text:visited-style-name="Index_20_Link">Documentation<text:tab/>10</text:a></text:p>
          <text:p text:style-name="P105"><text:a xlink:type="simple" xlink:href="#__RefHeading___Toc353_3513121647" text:style-name="Index_20_Link" text:visited-style-name="Index_20_Link">GigaDevice<text:tab/>11</text:a></text:p>
          <text:p text:style-name="P106"><text:a xlink:type="simple" xlink:href="#__RefHeading___Toc547_3513121647" text:style-name="Index_20_Link" text:visited-style-name="Index_20_Link">Official development board: GD32VF103C-START<text:tab/>11</text:a></text:p>
          <text:p text:style-name="P106"><text:a xlink:type="simple" xlink:href="#__RefHeading___Toc359_3513121647" text:style-name="Index_20_Link" text:visited-style-name="Index_20_Link">Third-party development board: Longan Nano<text:tab/>11</text:a></text:p>
          <text:p text:style-name="P106"><text:a xlink:type="simple" xlink:href="#__RefHeading___Toc361_3513121647" text:style-name="Index_20_Link" text:visited-style-name="Index_20_Link">Documentation, SDK and tools<text:tab/>11</text:a></text:p>
          <text:p text:style-name="P105"><text:a xlink:type="simple" xlink:href="#__RefHeading___Toc363_3513121647" text:style-name="Index_20_Link" text:visited-style-name="Index_20_Link">WCH<text:tab/>12</text:a></text:p>
          <text:p text:style-name="P106"><text:a xlink:type="simple" xlink:href="#__RefHeading___Toc504_3513121647" text:style-name="Index_20_Link" text:visited-style-name="Index_20_Link">Programmer / debugger<text:tab/>12</text:a></text:p>
          <text:p text:style-name="P106"><text:a xlink:type="simple" xlink:href="#__RefHeading___Toc506_3513121647" text:style-name="Index_20_Link" text:visited-style-name="Index_20_Link">MounRiver IDE<text:tab/>13</text:a></text:p>
          <text:p text:style-name="P106"><text:a xlink:type="simple" xlink:href="#__RefHeading___Toc508_3513121647" text:style-name="Index_20_Link" text:visited-style-name="Index_20_Link">CH32V003<text:tab/>13</text:a></text:p>
          <text:p text:style-name="P107"><text:a xlink:type="simple" xlink:href="#__RefHeading___Toc510_3513121647" text:style-name="Index_20_Link" text:visited-style-name="Index_20_Link">Official development board<text:tab/>13</text:a></text:p>
          <text:p text:style-name="P107"><text:a xlink:type="simple" xlink:href="#__RefHeading___Toc530_35131216471" text:style-name="Index_20_Link" text:visited-style-name="Index_20_Link"><text:soft-page-break/>Third-party development board: nanoCH32V003<text:tab/>13</text:a></text:p>
          <text:p text:style-name="P107"><text:a xlink:type="simple" xlink:href="#__RefHeading___Toc361_35131216471" text:style-name="Index_20_Link" text:visited-style-name="Index_20_Link">Documentation and SDK<text:tab/>13</text:a></text:p>
          <text:p text:style-name="P106"><text:a xlink:type="simple" xlink:href="#__RefHeading___Toc512_3513121647" text:style-name="Index_20_Link" text:visited-style-name="Index_20_Link">CH32V103<text:tab/>14</text:a></text:p>
          <text:p text:style-name="P107"><text:a xlink:type="simple" xlink:href="#__RefHeading___Toc514_3513121647" text:style-name="Index_20_Link" text:visited-style-name="Index_20_Link">Official development board<text:tab/>14</text:a></text:p>
          <text:p text:style-name="P107"><text:a xlink:type="simple" xlink:href="#__RefHeading___Toc361_351312164711" text:style-name="Index_20_Link" text:visited-style-name="Index_20_Link">Documentation and SDK<text:tab/>14</text:a></text:p>
          <text:p text:style-name="P106"><text:a xlink:type="simple" xlink:href="#__RefHeading___Toc518_3513121647" text:style-name="Index_20_Link" text:visited-style-name="Index_20_Link">CH32V203<text:tab/>14</text:a></text:p>
          <text:p text:style-name="P107"><text:a xlink:type="simple" xlink:href="#__RefHeading___Toc520_3513121647" text:style-name="Index_20_Link" text:visited-style-name="Index_20_Link">Official development board<text:tab/>14</text:a></text:p>
          <text:p text:style-name="P107"><text:a xlink:type="simple" xlink:href="#__RefHeading___Toc516_3513121647" text:style-name="Index_20_Link" text:visited-style-name="Index_20_Link">Third-party development board: BluePill+ CH32V203<text:tab/>14</text:a></text:p>
          <text:p text:style-name="P107"><text:a xlink:type="simple" xlink:href="#__RefHeading___Toc522_3513121647" text:style-name="Index_20_Link" text:visited-style-name="Index_20_Link">Third-party development board: nanoCH32V203<text:tab/>14</text:a></text:p>
          <text:p text:style-name="P107"><text:a xlink:type="simple" xlink:href="#__RefHeading___Toc361_3513121647111" text:style-name="Index_20_Link" text:visited-style-name="Index_20_Link">Documentation and SDK<text:tab/>14</text:a></text:p>
          <text:p text:style-name="P106"><text:a xlink:type="simple" xlink:href="#__RefHeading___Toc524_3513121647" text:style-name="Index_20_Link" text:visited-style-name="Index_20_Link">CH32V208<text:tab/>15</text:a></text:p>
          <text:p text:style-name="P107"><text:a xlink:type="simple" xlink:href="#__RefHeading___Toc526_3513121647" text:style-name="Index_20_Link" text:visited-style-name="Index_20_Link">Official development board<text:tab/>15</text:a></text:p>
          <text:p text:style-name="P107"><text:a xlink:type="simple" xlink:href="#__RefHeading___Toc361_35131216471111" text:style-name="Index_20_Link" text:visited-style-name="Index_20_Link">Documentation and SDK<text:tab/>15</text:a></text:p>
          <text:p text:style-name="P106"><text:a xlink:type="simple" xlink:href="#__RefHeading___Toc524_3513121647%20Copy%201" text:style-name="Index_20_Link" text:visited-style-name="Index_20_Link">CH32V303<text:tab/>15</text:a></text:p>
          <text:p text:style-name="P107"><text:a xlink:type="simple" xlink:href="#__RefHeading___Toc526_3513121647%20Copy%201" text:style-name="Index_20_Link" text:visited-style-name="Index_20_Link">Official development board<text:tab/>15</text:a></text:p>
          <text:p text:style-name="P107"><text:a xlink:type="simple" xlink:href="#__RefHeading___Toc361_351312164711121%20Copy%201" text:style-name="Index_20_Link" text:visited-style-name="Index_20_Link">Documentation and SDK<text:tab/>15</text:a></text:p>
          <text:p text:style-name="P106"><text:a xlink:type="simple" xlink:href="#__RefHeading___Toc528_3513121647" text:style-name="Index_20_Link" text:visited-style-name="Index_20_Link">CH32V305<text:tab/>15</text:a></text:p>
          <text:p text:style-name="P107"><text:a xlink:type="simple" xlink:href="#__RefHeading___Toc530_3513121647" text:style-name="Index_20_Link" text:visited-style-name="Index_20_Link">Third-party development board: nanoCH32V305<text:tab/>15</text:a></text:p>
          <text:p text:style-name="P107"><text:a xlink:type="simple" xlink:href="#__RefHeading___Toc361_351312164711121" text:style-name="Index_20_Link" text:visited-style-name="Index_20_Link">Documentation and SDK<text:tab/>15</text:a></text:p>
          <text:p text:style-name="P106"><text:a xlink:type="simple" xlink:href="#__RefHeading___Toc532_3513121647" text:style-name="Index_20_Link" text:visited-style-name="Index_20_Link">CH32V307<text:tab/>16</text:a></text:p>
          <text:p text:style-name="P107"><text:a xlink:type="simple" xlink:href="#__RefHeading___Toc534_3513121647" text:style-name="Index_20_Link" text:visited-style-name="Index_20_Link">Official development board<text:tab/>16</text:a></text:p>
          <text:p text:style-name="P107"><text:a xlink:type="simple" xlink:href="#__RefHeading___Toc536_3513121647" text:style-name="Index_20_Link" text:visited-style-name="Index_20_Link">Third-party development board: YD-CH32V307VC<text:tab/>16</text:a></text:p>
          <text:p text:style-name="P107"><text:a xlink:type="simple" xlink:href="#__RefHeading___Toc536_3513121647%20Copy%201" text:style-name="Index_20_Link" text:visited-style-name="Index_20_Link">Third-party development board: CH32V307RC-MINI<text:tab/>16</text:a></text:p>
          <text:p text:style-name="P107"><text:a xlink:type="simple" xlink:href="#__RefHeading___Toc361_35131216471112" text:style-name="Index_20_Link" text:visited-style-name="Index_20_Link">Documentation and SDK<text:tab/>16</text:a></text:p>
          <text:p text:style-name="P106"><text:a xlink:type="simple" xlink:href="#__RefHeading___Toc538_3513121647%20Copy%201" text:style-name="Index_20_Link" text:visited-style-name="Index_20_Link">CH565<text:tab/>16</text:a></text:p>
          <text:p text:style-name="P107"><text:a xlink:type="simple" xlink:href="#__RefHeading___Toc534_3513121647%20Copy%201" text:style-name="Index_20_Link" text:visited-style-name="Index_20_Link">Official development board<text:tab/>16</text:a></text:p>
          <text:p text:style-name="P107"><text:a xlink:type="simple" xlink:href="#__RefHeading___Toc361_35131216471112%20Copy%201" text:style-name="Index_20_Link" text:visited-style-name="Index_20_Link">Documentation and SDK<text:tab/>16</text:a></text:p>
          <text:p text:style-name="P106"><text:a xlink:type="simple" xlink:href="#__RefHeading___Toc538_3513121647%20Copy%201%20Copy%201" text:style-name="Index_20_Link" text:visited-style-name="Index_20_Link">CH569<text:tab/>16</text:a></text:p>
          <text:p text:style-name="P107"><text:a xlink:type="simple" xlink:href="#__RefHeading___Toc534_3513121647%20Copy%201%20Copy%201" text:style-name="Index_20_Link" text:visited-style-name="Index_20_Link">Official development board<text:tab/>16</text:a></text:p>
          <text:p text:style-name="P107"><text:a xlink:type="simple" xlink:href="#__RefHeading___Toc361_35131216471112%20Copy%201%20Copy%201" text:style-name="Index_20_Link" text:visited-style-name="Index_20_Link">Documentation and SDK<text:tab/>16</text:a></text:p>
          <text:p text:style-name="P106"><text:a xlink:type="simple" xlink:href="#__RefHeading___Toc538_3513121647" text:style-name="Index_20_Link" text:visited-style-name="Index_20_Link">CH582<text:tab/>17</text:a></text:p>
          <text:p text:style-name="P107"><text:a xlink:type="simple" xlink:href="#__RefHeading___Toc540_3513121647" text:style-name="Index_20_Link" text:visited-style-name="Index_20_Link">Official development board<text:tab/>17</text:a></text:p>
          <text:p text:style-name="P107"><text:a xlink:type="simple" xlink:href="#__RefHeading___Toc542_3513121647" text:style-name="Index_20_Link" text:visited-style-name="Index_20_Link">Third-party development board: YD-CH58x<text:tab/>17</text:a></text:p>
          <text:p text:style-name="P107"><text:a xlink:type="simple" xlink:href="#__RefHeading___Toc542_3513121647%20Copy%201" text:style-name="Index_20_Link" text:visited-style-name="Index_20_Link">Third-party development board: 303CH582M01<text:tab/>17</text:a></text:p>
          <text:p text:style-name="P107"><text:a xlink:type="simple" xlink:href="#__RefHeading___Toc361_35131216471113" text:style-name="Index_20_Link" text:visited-style-name="Index_20_Link">Documentation and SDK<text:tab/>17</text:a></text:p>
          <text:p text:style-name="P106"><text:a xlink:type="simple" xlink:href="#__RefHeading___Toc1080_2316367055" text:style-name="Index_20_Link" text:visited-style-name="Index_20_Link">Alternatives to WCH tools<text:tab/>17</text:a></text:p>
        </text:index-body>
      </text:table-of-content>
      <text:p text:style-name="Text_20_body"/>
      <text:h text:style-name="P108"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142">have decent English documentation,</text:p>
        </text:list-item>
        <text:list-item>
          <text:p text:style-name="P142">have open-source or freely downloadable supporting software,</text:p>
        </text:list-item>
        <text:list-item>
          <text:p text:style-name="P142">be eas<text:span text:style-name="T6">il</text:span>y <text:span text:style-name="T6">available</text:span> from anywhere in the world, e.g. through AliExpress or LCSC,</text:p>
        </text:list-item>
        <text:list-item>
          <text:p text:style-name="P143">have cheap <text:span text:style-name="T1">development boards </text:span>as easily available as the chips,</text:p>
        </text:list-item>
        <text:list-item>
          <text:p text:style-name="P142">not require a Chinese mobile phone number to download software and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5">Manufacturer</text:p>
          </table:table-cell>
          <table:table-cell table:style-name="Table1.A1" office:value-type="string">
            <text:p text:style-name="P6">Wide supply voltage range</text:p>
          </table:table-cell>
          <table:table-cell table:style-name="Table1.A1" office:value-type="string">
            <text:p text:style-name="P6">Wide package choice</text:p>
          </table:table-cell>
          <table:table-cell table:style-name="Table1.A1" office:value-type="string">
            <text:p text:style-name="P6">Lots of I/O pins</text:p>
          </table:table-cell>
          <table:table-cell table:style-name="Table1.A1" office:value-type="string">
            <text:p text:style-name="P7">WiFi</text:p>
          </table:table-cell>
          <table:table-cell table:style-name="Table1.A1" office:value-type="string">
            <text:p text:style-name="P7">BLE</text:p>
          </table:table-cell>
          <table:table-cell table:style-name="Table1.G1" office:value-type="string">
            <text:p text:style-name="P14">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81">x</text:p>
          </table:table-cell>
          <table:table-cell table:style-name="Table1.G5" office:value-type="string">
            <text:p text:style-name="P3"/>
          </table:table-cell>
        </table:table-row>
      </table:table>
      <text:p text:style-name="P28">Note: manufacturers are sorted in alphabetical order.</text:p>
      <text:h text:style-name="P109" text:outline-level="1"><text:bookmark-start text:name="__RefHeading___Toc335_3513121647"/>BouffaloLab<text:bookmark-end text:name="__RefHeading___Toc335_3513121647"/></text:h>
      <text:p text:style-name="P32">BouffaloLab only manufactures RISC-V chips, so they're undoubtedly committed to this platform. They have a wide range of IoT-oriented MCU, some with SiFive IP, others with T-Head IP. The documentation is good, but their SDK and code examples are a bit chaotic.</text:p>
      <text:p text:style-name="P31">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31"><text:span text:style-name="T6">I</text:span><text:span text:style-name="T5">t is highly</text:span> recommend<text:span text:style-name="T5">ed</text:span> <text:span text:style-name="T5">to</text:span> become quite familiar with the PineCone/BL602<text:span text:style-name="T5">'s ecosystem</text:span> before attempting to use other chips from BouffaloLab (e.g. BL702, BL616), <text:span text:style-name="T5">with which you will be left a bit on your own</text:span>.</text:p>
      <text:p text:style-name="P57">The following table presents the main differences between <text:span text:style-name="T21">BouffaloLab</text:span>'s RISC-V <text:span text:style-name="T19">SoC (not the modules)</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B" table:number-columns-repeated="2"/>
        <table:table-column table:style-name="Table4.H"/>
        <table:table-column table:style-name="Table4.B"/>
        <table:table-column table:style-name="Table4.J"/>
        <table:table-column table:style-name="Table4.K"/>
        <table:table-column table:style-name="Table4.L"/>
        <table:table-row>
          <table:table-cell table:style-name="Table4.A1" office:value-type="string">
            <text:p text:style-name="P10">Part</text:p>
          </table:table-cell>
          <table:table-cell table:style-name="Table4.A1" office:value-type="string">
            <text:p text:style-name="P16">MHz</text:p>
          </table:table-cell>
          <table:table-cell table:style-name="Table4.A1" office:value-type="string">
            <text:p text:style-name="P13">RAM</text:p>
          </table:table-cell>
          <table:table-cell table:style-name="Table4.A1" office:value-type="string">
            <text:p text:style-name="P15">CPU</text:p>
          </table:table-cell>
          <table:table-cell table:style-name="Table4.A1" office:value-type="string">
            <text:p text:style-name="P13">WiFi</text:p>
          </table:table-cell>
          <table:table-cell table:style-name="Table4.A1" office:value-type="string">
            <text:p text:style-name="P16">BT</text:p>
          </table:table-cell>
          <table:table-cell table:style-name="Table4.A1" office:value-type="string">
            <text:p text:style-name="P13">BLE</text:p>
          </table:table-cell>
          <table:table-cell table:style-name="Table4.A1" office:value-type="string">
            <text:p text:style-name="P16">802.15.4</text:p>
          </table:table-cell>
          <table:table-cell table:style-name="Table4.A1" office:value-type="string">
            <text:p text:style-name="P16">USB</text:p>
          </table:table-cell>
          <table:table-cell table:style-name="Table4.A1" office:value-type="string">
            <text:p text:style-name="P16">Ethernet</text:p>
          </table:table-cell>
          <table:table-cell table:style-name="Table4.A1" office:value-type="string">
            <text:p text:style-name="P16">Camera</text:p>
          </table:table-cell>
          <table:table-cell table:style-name="Table4.L1" office:value-type="string">
            <text:p text:style-name="P16">AI NPU</text:p>
          </table:table-cell>
        </table:table-row>
        <table:table-row>
          <table:table-cell table:style-name="Table4.A2" office:value-type="string">
            <text:p text:style-name="P25">BL602</text:p>
          </table:table-cell>
          <table:table-cell table:style-name="Table4.A2" office:value-type="string">
            <text:p text:style-name="P25">192</text:p>
          </table:table-cell>
          <table:table-cell table:style-name="Table4.A2" office:value-type="string">
            <text:p text:style-name="P25">276K</text:p>
          </table:table-cell>
          <table:table-cell table:style-name="Table4.A2" office:value-type="string">
            <text:p text:style-name="P23">RV32IMAFC</text:p>
          </table:table-cell>
          <table:table-cell table:style-name="Table4.A2" office:value-type="string">
            <text:p text:style-name="P21">b/g/n</text:p>
          </table:table-cell>
          <table:table-cell table:style-name="Table4.A2" office:value-type="string">
            <text:p text:style-name="P25">no</text:p>
          </table:table-cell>
          <table:table-cell table:style-name="Table4.A2" office:value-type="string">
            <text:p text:style-name="P25">yes</text:p>
          </table:table-cell>
          <table:table-cell table:style-name="Table4.A2" office:value-type="string">
            <text:p text:style-name="P25">no</text:p>
          </table:table-cell>
          <table:table-cell table:style-name="Table4.A2" office:value-type="string">
            <text:p text:style-name="P25">no</text:p>
          </table:table-cell>
          <table:table-cell table:style-name="Table4.A2" office:value-type="string">
            <text:p text:style-name="P25">no</text:p>
          </table:table-cell>
          <table:table-cell table:style-name="Table4.A2" office:value-type="string">
            <text:p text:style-name="P25">no</text:p>
          </table:table-cell>
          <table:table-cell table:style-name="Table4.L2" office:value-type="string">
            <text:p text:style-name="P25">no</text:p>
          </table:table-cell>
        </table:table-row>
        <table:table-row>
          <table:table-cell table:style-name="Table4.A2" office:value-type="string">
            <text:p text:style-name="P25">BL702</text:p>
          </table:table-cell>
          <table:table-cell table:style-name="Table4.A2" office:value-type="string">
            <text:p text:style-name="P25">144</text:p>
          </table:table-cell>
          <table:table-cell table:style-name="Table4.A2" office:value-type="string">
            <text:p text:style-name="P25">132K</text:p>
          </table:table-cell>
          <table:table-cell table:style-name="Table4.A2" office:value-type="string">
            <text:p text:style-name="P23">RV32IMAFC</text:p>
          </table:table-cell>
          <table:table-cell table:style-name="Table4.A2" office:value-type="string">
            <text:p text:style-name="P25">no</text:p>
          </table:table-cell>
          <table:table-cell table:style-name="Table4.A2" office:value-type="string">
            <text:p text:style-name="P25">no</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no</text:p>
          </table:table-cell>
          <table:table-cell table:style-name="Table4.A2" office:value-type="string">
            <text:p text:style-name="P25">no</text:p>
          </table:table-cell>
          <table:table-cell table:style-name="Table4.L2" office:value-type="string">
            <text:p text:style-name="P25">no</text:p>
          </table:table-cell>
        </table:table-row>
        <table:table-row>
          <table:table-cell table:style-name="Table4.A2" office:value-type="string">
            <text:p text:style-name="P25">BL706</text:p>
          </table:table-cell>
          <table:table-cell table:style-name="Table4.A2" office:value-type="string">
            <text:p text:style-name="P25">144</text:p>
          </table:table-cell>
          <table:table-cell table:style-name="Table4.A2" office:value-type="string">
            <text:p text:style-name="P25">132K</text:p>
          </table:table-cell>
          <table:table-cell table:style-name="Table4.A2" office:value-type="string">
            <text:p text:style-name="P23">RV32IMAFC</text:p>
          </table:table-cell>
          <table:table-cell table:style-name="Table4.A2" office:value-type="string">
            <text:p text:style-name="P25">no</text:p>
          </table:table-cell>
          <table:table-cell table:style-name="Table4.A2" office:value-type="string">
            <text:p text:style-name="P25">no</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L2" office:value-type="string">
            <text:p text:style-name="P25">no</text:p>
          </table:table-cell>
        </table:table-row>
        <table:table-row>
          <table:table-cell table:style-name="Table4.A2" office:value-type="string">
            <text:p text:style-name="P25">BL616</text:p>
          </table:table-cell>
          <table:table-cell table:style-name="Table4.A2" office:value-type="string">
            <text:p text:style-name="P25">320</text:p>
          </table:table-cell>
          <table:table-cell table:style-name="Table4.A2" office:value-type="string">
            <text:p text:style-name="P25">480K</text:p>
          </table:table-cell>
          <table:table-cell table:style-name="Table4.A2" office:value-type="string">
            <text:p text:style-name="P23">RV32IMAFCP</text:p>
          </table:table-cell>
          <table:table-cell table:style-name="Table4.A2" office:value-type="string">
            <text:p text:style-name="P21">b/g/n/ax</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L2" office:value-type="string">
            <text:p text:style-name="P25">no</text:p>
          </table:table-cell>
        </table:table-row>
        <table:table-row>
          <table:table-cell table:style-name="Table4.A2" office:value-type="string">
            <text:p text:style-name="P27">BL808</text:p>
          </table:table-cell>
          <table:table-cell table:style-name="Table4.A2" office:value-type="string">
            <text:p text:style-name="P25">480</text:p>
          </table:table-cell>
          <table:table-cell table:style-name="Table4.A2" office:value-type="string">
            <text:p text:style-name="P25">64M</text:p>
          </table:table-cell>
          <table:table-cell table:style-name="Table4.A2" office:value-type="string">
            <text:p text:style-name="P23">RV32IMAFCP<text:line-break/><text:span text:style-name="T21">+ RV64IMAFCV<text:line-break/>+RV32EMC</text:span></text:p>
          </table:table-cell>
          <table:table-cell table:style-name="Table4.A2" office:value-type="string">
            <text:p text:style-name="P21">b/g/n/ax</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yes</text:p>
          </table:table-cell>
          <table:table-cell table:style-name="Table4.L2" office:value-type="string">
            <text:p text:style-name="P25">yes</text:p>
          </table:table-cell>
        </table:table-row>
      </table:table>
      <text:p text:style-name="P82">I chose to include the BL808 because it is exceedingly powerful for an MCU, but very limited for a Linux-capable SoC, so it makes sense to include it in both documents.</text:p>
      <text:p text:style-name="P82">Finally, the BL604, is a higher pin count version of the BL602, and the BL618, a higher pin count version of the BL616, not included <text:span text:style-name="T24">above</text:span> because otherwise identical.</text:p>
      <text:h text:style-name="Heading_20_2" text:outline-level="2"><text:bookmark-start text:name="__RefHeading___Toc341_3513121647"/>Documentation, SDK and tools<text:bookmark-end text:name="__RefHeading___Toc341_3513121647"/></text:h>
      <text:p text:style-name="P44">Data sheets &amp; reference manuals: <text:a xlink:type="simple" xlink:href="https://github.com/bouffalolab/bl_docs" text:style-name="Internet_20_link" text:visited-style-name="Visited_20_Internet_20_Link">https://github.com/bouffalolab/bl_docs</text:a></text:p>
      <text:p text:style-name="P44">SDK:</text:p>
      <text:p text:style-name="P46"><text:a xlink:type="simple" xlink:href="https://github.com/bouffalolab/bl_mcu_sdk" text:style-name="Internet_20_link" text:visited-style-name="Visited_20_Internet_20_Link">https://github.com/bouffalolab/bl_mcu_sdk</text:a></text:p>
      <text:p text:style-name="P46"><text:a xlink:type="simple" xlink:href="https://github.com/bouffalolab/bl_iot_sdk" text:style-name="Internet_20_link" text:visited-style-name="Visited_20_Internet_20_Link">https://github.com/bouffalolab/bl_iot_sdk</text:a></text:p>
      <text:p text:style-name="P45"><text:a xlink:type="simple" xlink:href="https://dev.bouffalolab.com/download" text:style-name="Internet_20_link" text:visited-style-name="Visited_20_Internet_20_Link">https://dev.bouffalolab.com/download</text:a></text:p>
      <text:p text:style-name="P44">Flashing tool (BlDevCube): <text:a xlink:type="simple" xlink:href="https://github.com/bouffalolab/flash_tools" text:style-name="Internet_20_link" text:visited-style-name="Visited_20_Internet_20_Link">https://github.com/bouffalolab/flash_tools</text:a></text:p>
      <text:p text:style-name="P44">GitHub: <text:a xlink:type="simple" xlink:href="https://github.com/bouffalolab" text:style-name="Internet_20_link" text:visited-style-name="Visited_20_Internet_20_Link">https://github.com/bouffalolab</text:a></text:p>
      <text:p text:style-name="P82">Developer forum: <text:a xlink:type="simple" xlink:href="https://bbs.bouffalolab.com/t/english-forum" text:style-name="Internet_20_link" text:visited-style-name="Visited_20_Internet_20_Link">https://bbs.bouffalolab.com/t/english-forum</text:a></text:p>
      <text:p text:style-name="P90"><text:span text:style-name="T21">I</text:span>nteresting information not found in BouffaloLab documents: <text:a xlink:type="simple" xlink:href="https://github.com/pine64/" text:style-name="Internet_20_link" text:visited-style-name="Visited_20_Internet_20_Link">https://github.com/pine64/</text:a></text:p>
      <text:h text:style-name="P110" text:outline-level="2"><text:bookmark-start text:name="__RefHeading___Toc1505_2182544480"/><text:soft-page-break/>BL602<text:bookmark-end text:name="__RefHeading___Toc1505_2182544480"/></text:h>
      <text:h text:style-name="Heading_20_3" text:outline-level="3"><text:bookmark-start text:name="__RefHeading___Toc337_3513121647"/><text:span text:style-name="T7">Third-party d</text:span>evelopment board: PineCone<text:bookmark-end text:name="__RefHeading___Toc337_3513121647"/></text:h>
      <text:p text:style-name="P88"><text:span text:style-name="T7">Purchase link:</text:span><text:span text:style-name="T13"> </text:span><text:a xlink:type="simple" xlink:href="https://pine64.com/product/pinecone-bl602-evaluation-board/" text:style-name="Internet_20_link" text:visited-style-name="Visited_20_Internet_20_Link"><text:span text:style-name="T13">https://pine64.com/product/pinecone-bl602-evaluation-board/</text:span></text:a></text:p>
      <text:p text:style-name="P35">Documentation: <text:a xlink:type="simple" xlink:href="https://wiki.pine64.org/wiki/PineCone" text:style-name="Internet_20_link" text:visited-style-name="Visited_20_Internet_20_Link">https://wiki.pine64.org/wiki/PineCone</text:a></text:p>
      <text:p text:style-name="P35">Review: <text:a xlink:type="simple" xlink:href="https://lupyuen.github.io/articles/pinecone" text:style-name="Internet_20_link" text:visited-style-name="Visited_20_Internet_20_Link">https://lupyuen.github.io/articles/pinecone</text:a></text:p>
      <text:p text:style-name="P35">Tutorials: <text:a xlink:type="simple" xlink:href="https://lupyuen.github.io/articles/book" text:style-name="Internet_20_link" text:visited-style-name="Visited_20_Internet_20_Link">https://lupyuen.github.io/articles/book</text:a></text:p>
      <text:h text:style-name="P119" text:outline-level="3"><text:bookmark-start text:name="__RefHeading___Toc337_3513121647 Copy 2"/><text:span text:style-name="T7">Third-party d</text:span>evelopment board: <text:span text:style-name="T23">Ai-WB2-32S</text:span><text:bookmark-end text:name="__RefHeading___Toc337_3513121647 Copy 2"/></text:h>
      <text:p text:style-name="P83"><text:span text:style-name="T7">Purchase link:</text:span><text:span text:style-name="T13"> </text:span><text:a xlink:type="simple" xlink:href="https://www.aliexpress.com/item/1005004904931700.html" text:style-name="Internet_20_link" text:visited-style-name="Visited_20_Internet_20_Link"><text:span text:style-name="T13">https://www.aliexpress.com/item/1005004904931700.html</text:span></text:a></text:p>
      <text:p text:style-name="P37">Documentation: <text:a xlink:type="simple" xlink:href="https://docs.ai-thinker.com/en/wb2" text:style-name="Internet_20_link" text:visited-style-name="Visited_20_Internet_20_Link">https://docs.ai-thinker.com/en/wb2</text:a></text:p>
      <text:p text:style-name="P91">GitHub: <text:a xlink:type="simple" xlink:href="https://github.com/Ai-Thinker-Open/Ai-Thinker-WB2" text:style-name="Internet_20_link" text:visited-style-name="Visited_20_Internet_20_Link">https://github.com/Ai-Thinker-Open/Ai-Thinker-WB2</text:a></text:p>
      <text:h text:style-name="P119" text:outline-level="3"><text:bookmark-start text:name="__RefHeading___Toc337_3513121647 Copy 2 Copy 1"/><text:span text:style-name="T7">Third-party d</text:span>evelopment board: <text:span text:style-name="T29">DT-BL10 or </text:span><text:span text:style-name="T23">XT-BL12</text:span><text:bookmark-end text:name="__RefHeading___Toc337_3513121647 Copy 2 Copy 1"/></text:h>
      <text:p text:style-name="P83"><text:span text:style-name="T7">Purchase link</text:span><text:span text:style-name="T23">s</text:span><text:span text:style-name="T7">:</text:span></text:p>
      <text:p text:style-name="P85"><text:a xlink:type="simple" xlink:href="https://www.aliexpress.com/item/1005005083839351.html" text:style-name="Internet_20_link" text:visited-style-name="Visited_20_Internet_20_Link">https://www.aliexpress.com/item/1005005083839351.html</text:a></text:p>
      <text:p text:style-name="P84"><text:a xlink:type="simple" xlink:href="https://www.aliexpress.com/item/1005003695650307.html" text:style-name="Internet_20_link" text:visited-style-name="Visited_20_Internet_20_Link">https://www.aliexpress.com/item/1005003695650307.html</text:a></text:p>
      <text:p text:style-name="P83"><text:span text:style-name="T13">Documentation: </text:span><text:a xlink:type="simple" xlink:href="https://xzrnllk27j.k.topthink.com/@xgr3x6lrjy/BL602.html" text:style-name="Internet_20_link" text:visited-style-name="Visited_20_Internet_20_Link"><text:span text:style-name="T13">https://xzrnllk27j.k.topthink.com/@xgr3x6lrjy/BL602.html</text:span></text:a></text:p>
      <text:h text:style-name="P111" text:outline-level="2"><text:bookmark-start text:name="__RefHeading___Toc1507_2182544480"/>BL702<text:bookmark-end text:name="__RefHeading___Toc1507_2182544480"/></text:h>
      <text:h text:style-name="P120" text:outline-level="3"><text:bookmark-start text:name="__RefHeading___Toc337_3513121647 Copy 1"/><text:span text:style-name="T7">Third-party d</text:span>evelopment board: <text:span text:style-name="T22">M0 Sense</text:span><text:bookmark-end text:name="__RefHeading___Toc337_3513121647 Copy 1"/></text:h>
      <text:p text:style-name="P94"><text:span text:style-name="T7">Purchase link</text:span><text:span text:style-name="T26">s</text:span><text:span text:style-name="T7">:</text:span></text:p>
      <text:p text:style-name="P95"><text:a xlink:type="simple" xlink:href="https://www.aliexpress.com/item/1005005373072135.html" text:style-name="Internet_20_link" text:visited-style-name="Visited_20_Internet_20_Link">https://www.aliexpress.com/item/1005005373072135.html</text:a></text:p>
      <text:p text:style-name="P97"><text:a xlink:type="simple" xlink:href="https://www.aliexpress.com/item/1005005012406688.html" text:style-name="Internet_20_link" text:visited-style-name="Visited_20_Internet_20_Link"><text:span text:style-name="T13">https://www.aliexpress.com/item/1005005012406688.html</text:span></text:a></text:p>
      <text:p text:style-name="P35">Documentation: <text:a xlink:type="simple" xlink:href="https://dl.sipeed.com/shareURL/Maix-Zero/M0sense" text:style-name="Internet_20_link" text:visited-style-name="Visited_20_Internet_20_Link">https://dl.sipeed.com/shareURL/Maix-Zero/M0sense</text:a></text:p>
      <text:p text:style-name="P91">GitHub: <text:a xlink:type="simple" xlink:href="https://github.com/sipeed/M0sense_BL702_example" text:style-name="Internet_20_link" text:visited-style-name="Visited_20_Internet_20_Link">https://github.com/sipeed/M0sense_BL702_example</text:a></text:p>
      <text:h text:style-name="P119" text:outline-level="3"><text:bookmark-start text:name="__RefHeading___Toc337_3513121647 Copy 1 Copy 3"/><text:span text:style-name="T7">Third-party d</text:span>evelopment board: <text:span text:style-name="T23">XT-ZB1</text:span><text:bookmark-end text:name="__RefHeading___Toc337_3513121647 Copy 1 Copy 3"/></text:h>
      <text:p text:style-name="P83"><text:span text:style-name="T7">Purchase link</text:span><text:span text:style-name="T23">s</text:span><text:span text:style-name="T7">:</text:span></text:p>
      <text:p text:style-name="P85"><text:a xlink:type="simple" xlink:href="https://www.aliexpress.com/item/1005004134568356.html" text:style-name="Internet_20_link" text:visited-style-name="Visited_20_Internet_20_Link">https://www.aliexpress.com/item/1005004134568356.html</text:a></text:p>
      <text:p text:style-name="P87"><text:a xlink:type="simple" xlink:href="https://www.aliexpress.com/item/1005003747200098.html" text:style-name="Internet_20_link" text:visited-style-name="Visited_20_Internet_20_Link">https://www.aliexpress.com/item/1005003747200098.html</text:a></text:p>
      <text:p text:style-name="P83"><text:span text:style-name="T13">Documentation: </text:span><text:a xlink:type="simple" xlink:href="https://xzrnllk27j.k.topthink.com/@xgr3x6lrjy/BL702.html" text:style-name="Internet_20_link" text:visited-style-name="Visited_20_Internet_20_Link"><text:span text:style-name="T13">https://xzrnllk27j.k.topthink.com/@xgr3x6lrjy/BL702.html</text:span></text:a></text:p>
      <text:h text:style-name="P111" text:outline-level="2"><text:bookmark-start text:name="__RefHeading___Toc1509_2182544480"/><text:soft-page-break/>BL<text:span text:style-name="T21">616</text:span><text:bookmark-end text:name="__RefHeading___Toc1509_2182544480"/></text:h>
      <text:h text:style-name="P120" text:outline-level="3"><text:bookmark-start text:name="__RefHeading___Toc337_3513121647 Copy 1 Copy 1"/><text:span text:style-name="T7">Third-party d</text:span>evelopment board: <text:span text:style-name="T22">M0S Dock</text:span><text:bookmark-end text:name="__RefHeading___Toc337_3513121647 Copy 1 Copy 1"/></text:h>
      <text:p text:style-name="P99"><text:span text:style-name="T7">Purchase link</text:span><text:span text:style-name="T26">s</text:span><text:span text:style-name="T7">:</text:span></text:p>
      <text:p text:style-name="P95"><text:a xlink:type="simple" xlink:href="https://www.aliexpress.com/item/1005005373075939.html" text:style-name="Internet_20_link" text:visited-style-name="Visited_20_Internet_20_Link"><text:span text:style-name="T13">https://www.aliexpress.com/item/1005005373075939.html</text:span></text:a></text:p>
      <text:p text:style-name="P98"><text:a xlink:type="simple" xlink:href="https://www.aliexpress.com/item/1005005142466936.html" text:style-name="Internet_20_link" text:visited-style-name="Visited_20_Internet_20_Link"><text:span text:style-name="T13">https://www.aliexpress.com/item/1005005142466936.html</text:span></text:a></text:p>
      <text:p text:style-name="P100"><text:span text:style-name="T13">Documentation: </text:span><text:a xlink:type="simple" xlink:href="https://dl.sipeed.com/shareURL/Maix-Zero/M0S" text:style-name="Internet_20_link" text:visited-style-name="Visited_20_Internet_20_Link"><text:span text:style-name="T13">https://dl.sipeed.com/shareURL/Maix-Zero/M0S</text:span></text:a></text:p>
      <text:p text:style-name="P91">GitHub: <text:a xlink:type="simple" xlink:href="https://github.com/sipeed/M0S_BL616_example" text:style-name="Internet_20_link" text:visited-style-name="Visited_20_Internet_20_Link">https://github.com/sipeed/M0S_BL616_example</text:a></text:p>
      <text:h text:style-name="P119" text:outline-level="3"><text:bookmark-start text:name="__RefHeading___Toc337_3513121647 Copy 1 Copy 1 Copy 1"/><text:span text:style-name="T7">Third-party d</text:span>evelopment board: <text:span text:style-name="T23">Ai-M62-12F</text:span><text:bookmark-end text:name="__RefHeading___Toc337_3513121647 Copy 1 Copy 1 Copy 1"/></text:h>
      <text:p text:style-name="P83"><text:span text:style-name="T7">Purchase link</text:span><text:span text:style-name="T23">s</text:span><text:span text:style-name="T7">:</text:span></text:p>
      <text:p text:style-name="P86"><text:a xlink:type="simple" xlink:href="https://www.aliexpress.com/item/1005005407942430.html" text:style-name="Internet_20_link" text:visited-style-name="Visited_20_Internet_20_Link">https://www.aliexpress.com/item/1005005407942430.html</text:a></text:p>
      <text:p text:style-name="P84"><text:a xlink:type="simple" xlink:href="https://www.aliexpress.com/item/1005005438854506.html" text:style-name="Internet_20_link" text:visited-style-name="Visited_20_Internet_20_Link">https://www.aliexpress.com/item/1005005438854506.html</text:a></text:p>
      <text:p text:style-name="P37">Documentation: <text:a xlink:type="simple" xlink:href="https://docs.ai-thinker.com/ai_m62" text:style-name="Internet_20_link" text:visited-style-name="Visited_20_Internet_20_Link">https://docs.ai-thinker.com/ai_m62</text:a></text:p>
      <text:h text:style-name="P111" text:outline-level="2"><text:bookmark-start text:name="__RefHeading___Toc1511_2182544480"/>BL<text:span text:style-name="T21">61</text:span><text:span text:style-name="T23">8</text:span><text:bookmark-end text:name="__RefHeading___Toc1511_2182544480"/></text:h>
      <text:h text:style-name="P119" text:outline-level="3"><text:bookmark-start text:name="__RefHeading___Toc337_3513121647 Copy 1 Copy 1 Copy 2"/><text:span text:style-name="T7">Third-party d</text:span>evelopment board: <text:span text:style-name="T22">M0</text:span><text:span text:style-name="T23">P</text:span><text:span text:style-name="T22"> Dock</text:span><text:bookmark-end text:name="__RefHeading___Toc337_3513121647 Copy 1 Copy 1 Copy 2"/></text:h>
      <text:p text:style-name="P83"><text:span text:style-name="T7">Purchase link:</text:span><text:span text:style-name="T13"> </text:span><text:a xlink:type="simple" xlink:href="https://www.aliexpress.com/item/1005005461103465.html" text:style-name="Internet_20_link" text:visited-style-name="Visited_20_Internet_20_Link"><text:span text:style-name="T13">https://www.aliexpress.com/item/1005005461103465.html</text:span></text:a></text:p>
      <text:p text:style-name="P38">Documentation: <text:a xlink:type="simple" xlink:href="https://dl.sipeed.com/shareURL/Maix-Zero/M0P" text:style-name="Internet_20_link" text:visited-style-name="Visited_20_Internet_20_Link">https://dl.sipeed.com/shareURL/Maix-Zero/M0P</text:a></text:p>
      <text:p text:style-name="P91">GitHub: <text:a xlink:type="simple" xlink:href="https://github.com/sipeed/M0P_BL618_examples" text:style-name="Internet_20_link" text:visited-style-name="Visited_20_Internet_20_Link">https://github.com/sipeed/M0P_BL618_examples</text:a></text:p>
      <text:h text:style-name="P119" text:outline-level="3"><text:bookmark-start text:name="__RefHeading___Toc337_3513121647 Copy 1 Copy 1 Copy 1 Copy 1"/><text:span text:style-name="T7">Third-party d</text:span>evelopment board: <text:span text:style-name="T23">Ai-M61-32S</text:span><text:bookmark-end text:name="__RefHeading___Toc337_3513121647 Copy 1 Copy 1 Copy 1 Copy 1"/></text:h>
      <text:p text:style-name="P83"><text:span text:style-name="T7">Purchase link</text:span><text:span text:style-name="T23">s</text:span><text:span text:style-name="T7">:</text:span></text:p>
      <text:p text:style-name="P86"><text:a xlink:type="simple" xlink:href="https://www.aliexpress.com/item/1005005407539968.html" text:style-name="Internet_20_link" text:visited-style-name="Visited_20_Internet_20_Link">https://www.aliexpress.com/item/1005005407539968.html</text:a></text:p>
      <text:p text:style-name="P84"><text:a xlink:type="simple" xlink:href="https://www.aliexpress.com/item/1005005407935386.html" text:style-name="Internet_20_link" text:visited-style-name="Visited_20_Internet_20_Link">https://www.aliexpress.com/item/1005005407935386.html</text:a></text:p>
      <text:p text:style-name="P83"><text:span text:style-name="T13">Documentation: </text:span><text:a xlink:type="simple" xlink:href="https://docs.ai-thinker.com/ai_m61" text:style-name="Internet_20_link" text:visited-style-name="Visited_20_Internet_20_Link"><text:span text:style-name="T13">https://docs.ai-thinker.com/ai_m61</text:span></text:a></text:p>
      <text:h text:style-name="P111" text:outline-level="2"><text:bookmark-start text:name="__RefHeading___Toc1513_2182544480"/>BL<text:span text:style-name="T21">808</text:span><text:bookmark-end text:name="__RefHeading___Toc1513_2182544480"/></text:h>
      <text:h text:style-name="P121" text:outline-level="3"><text:bookmark-start text:name="__RefHeading___Toc337_3513121647 Copy 1 Copy 2 Copy 1"/><text:span text:style-name="T7">Third-party d</text:span>evelopment board: <text:span text:style-name="T22">Ox64</text:span><text:bookmark-end text:name="__RefHeading___Toc337_3513121647 Copy 1 Copy 2 Copy 1"/></text:h>
      <text:p text:style-name="P89"><text:span text:style-name="T7">Purchase link:</text:span><text:span text:style-name="T13"> </text:span><text:a xlink:type="simple" xlink:href="https://pine64.com/product-category/ox64/" text:style-name="Internet_20_link" text:visited-style-name="Visited_20_Internet_20_Link"><text:span text:style-name="T13">https://pine64.com/product-category/ox64/</text:span></text:a></text:p>
      <text:p text:style-name="P36">Documentation: <text:a xlink:type="simple" xlink:href="https://wiki.pine64.org/wiki/Ox64" text:style-name="Internet_20_link" text:visited-style-name="Visited_20_Internet_20_Link">https://wiki.pine64.org/wiki/Ox64</text:a></text:p>
      <text:h text:style-name="P121" text:outline-level="3"><text:bookmark-start text:name="__RefHeading___Toc337_3513121647 Copy 1 Copy 2"/><text:soft-page-break/><text:span text:style-name="T7">Third-party d</text:span>evelopment board: <text:span text:style-name="T22">M1S Dock</text:span><text:bookmark-end text:name="__RefHeading___Toc337_3513121647 Copy 1 Copy 2"/></text:h>
      <text:p text:style-name="P99"><text:span text:style-name="T7">Purchase link</text:span><text:span text:style-name="T26">s</text:span><text:span text:style-name="T7">:</text:span></text:p>
      <text:p text:style-name="P96"><text:a xlink:type="simple" xlink:href="https://www.aliexpress.com/item/1005004996668405.html" text:style-name="Internet_20_link" text:visited-style-name="Visited_20_Internet_20_Link"><text:span text:style-name="T13">https://www.aliexpress.com/item/1005004996668405.html</text:span></text:a></text:p>
      <text:p text:style-name="P97"><text:a xlink:type="simple" xlink:href="https://www.aliexpress.com/item/1005004970779483.html" text:style-name="Internet_20_link" text:visited-style-name="Visited_20_Internet_20_Link"><text:span text:style-name="T13">https://www.aliexpress.com/item/1005004970779483.html</text:span></text:a></text:p>
      <text:p text:style-name="P38">Documentation: <text:a xlink:type="simple" xlink:href="https://dl.sipeed.com/shareURL/MAIX/M1s" text:style-name="Internet_20_link" text:visited-style-name="Visited_20_Internet_20_Link">https://dl.sipeed.com/shareURL/MAIX/M1s</text:a></text:p>
      <text:p text:style-name="P91">GitHub:</text:p>
      <text:p text:style-name="P93"><text:a xlink:type="simple" xlink:href="https://github.com/sipeed/M1s_BL808_example" text:style-name="Internet_20_link" text:visited-style-name="Visited_20_Internet_20_Link">https://github.com/sipeed/M1s_BL808_example</text:a></text:p>
      <text:p text:style-name="P93"><text:a xlink:type="simple" xlink:href="https://github.com/sipeed/M1s_BL808_SDK" text:style-name="Internet_20_link" text:visited-style-name="Visited_20_Internet_20_Link">https://github.com/sipeed/M1s_BL808_SDK</text:a></text:p>
      <text:p text:style-name="P92"><text:a xlink:type="simple" xlink:href="https://github.com/sipeed/M1s_BL808_Linux_SDK" text:style-name="Internet_20_link" text:visited-style-name="Visited_20_Internet_20_Link">https://github.com/sipeed/M1s_BL808_Linux_SDK</text:a></text:p>
      <text:h text:style-name="P109" text:outline-level="1"><text:bookmark-start text:name="__RefHeading___Toc343_3513121647"/>Espressif<text:bookmark-end text:name="__RefHeading___Toc343_3513121647"/></text:h>
      <text:p text:style-name="P34">Espressif is famous for their Xtensa-based ESP32 and ESP32-S3 modules, but they <text:span text:style-name="T6">also </text:span>announced their new developments would be made on RISC-V, so interesting things are to be expected from them. Like BouffaloLab, they focus on IoT-oriented MCU.</text:p>
      <text:p text:style-name="P33">Their current RISC-V product range includes the ESP32-C2/<text:span text:style-name="T18">ESP8684</text:span>, ESP32-C3/ESP8685, ESP32-C6, <text:span text:style-name="T19">and ESP32-H2</text:span>.</text:p>
      <text:p text:style-name="P55">The following table presents the main differences between <text:span text:style-name="T18">Espressif</text:span>'s RISC-V <text:span text:style-name="T19">SoC (not the modules)</text:span>:</text:p>
      <table:table table:name="Table3" table:style-name="Table3">
        <table:table-column table:style-name="Table3.A"/>
        <table:table-column table:style-name="Table3.B"/>
        <table:table-column table:style-name="Table3.C" table:number-columns-repeated="3"/>
        <table:table-column table:style-name="Table3.F" table:number-columns-repeated="2"/>
        <table:table-column table:style-name="Table3.H"/>
        <table:table-column table:style-name="Table3.I"/>
        <table:table-row>
          <table:table-cell table:style-name="Table3.A1" office:value-type="string">
            <text:p text:style-name="P9">Part</text:p>
          </table:table-cell>
          <table:table-cell table:style-name="Table3.A1" office:value-type="string">
            <text:p text:style-name="P14">Pins</text:p>
          </table:table-cell>
          <table:table-cell table:style-name="Table3.A1" office:value-type="string">
            <text:p text:style-name="P9"><text:span text:style-name="T18">F</text:span>req.</text:p>
          </table:table-cell>
          <table:table-cell table:style-name="Table3.A1" office:value-type="string">
            <text:p text:style-name="P11">RAM</text:p>
          </table:table-cell>
          <table:table-cell table:style-name="Table3.A1" office:value-type="string">
            <text:p text:style-name="P11">Flash</text:p>
          </table:table-cell>
          <table:table-cell table:style-name="Table3.A1" office:value-type="string">
            <text:p text:style-name="P12">WiFi</text:p>
          </table:table-cell>
          <table:table-cell table:style-name="Table3.A1" office:value-type="string">
            <text:p text:style-name="P12">BLE</text:p>
          </table:table-cell>
          <table:table-cell table:style-name="Table3.A1" office:value-type="string">
            <text:p text:style-name="P14">802.15.4</text:p>
          </table:table-cell>
          <table:table-cell table:style-name="Table3.I1" office:value-type="string">
            <text:p text:style-name="P9">Notes</text:p>
          </table:table-cell>
        </table:table-row>
        <table:table-row>
          <table:table-cell table:style-name="Table3.A2" office:value-type="string">
            <text:p text:style-name="P17">ESP8684</text:p>
          </table:table-cell>
          <table:table-cell table:style-name="Table3.A2" office:value-type="string">
            <text:p text:style-name="P20">24</text:p>
          </table:table-cell>
          <table:table-cell table:style-name="Table3.A2" office:value-type="string">
            <text:p text:style-name="P24">120MHz</text:p>
          </table:table-cell>
          <table:table-cell table:style-name="Table3.A2" office:value-type="string">
            <text:p text:style-name="P22">272KB</text:p>
          </table:table-cell>
          <table:table-cell table:style-name="Table3.A2" office:value-type="string">
            <text:p text:style-name="P22">1/2/4MB</text:p>
          </table:table-cell>
          <table:table-cell table:style-name="Table3.A2" office:value-type="string">
            <text:p text:style-name="P20">b/g/n</text:p>
          </table:table-cell>
          <table:table-cell table:style-name="Table3.A2" office:value-type="string">
            <text:p text:style-name="P20">yes</text:p>
          </table:table-cell>
          <table:table-cell table:style-name="Table3.A2" office:value-type="string">
            <text:p text:style-name="P20">no</text:p>
          </table:table-cell>
          <table:table-cell table:style-name="Table3.I2" office:value-type="string">
            <text:p text:style-name="P138">Aka. ESP32-C2</text:p>
          </table:table-cell>
        </table:table-row>
        <table:table-row>
          <table:table-cell table:style-name="Table3.A2" office:value-type="string">
            <text:p text:style-name="P17">ESP32-C3</text:p>
          </table:table-cell>
          <table:table-cell table:style-name="Table3.A2" office:value-type="string">
            <text:p text:style-name="P20">32</text:p>
          </table:table-cell>
          <table:table-cell table:style-name="Table3.A2" office:value-type="string">
            <text:p text:style-name="P24">160MHz</text:p>
          </table:table-cell>
          <table:table-cell table:style-name="Table3.A2" office:value-type="string">
            <text:p text:style-name="P22">400KB</text:p>
          </table:table-cell>
          <table:table-cell table:style-name="Table3.A2" office:value-type="string">
            <text:p text:style-name="P22">0/4MB</text:p>
          </table:table-cell>
          <table:table-cell table:style-name="Table3.A2" office:value-type="string">
            <text:p text:style-name="P20">b/g/n</text:p>
          </table:table-cell>
          <table:table-cell table:style-name="Table3.A2" office:value-type="string">
            <text:p text:style-name="P20">yes</text:p>
          </table:table-cell>
          <table:table-cell table:style-name="Table3.A2" office:value-type="string">
            <text:p text:style-name="P20">no</text:p>
          </table:table-cell>
          <table:table-cell table:style-name="Table3.I2" office:value-type="string">
            <text:p text:style-name="P19"/>
          </table:table-cell>
        </table:table-row>
        <table:table-row>
          <table:table-cell table:style-name="Table3.A2" office:value-type="string">
            <text:p text:style-name="P17">ESP8685</text:p>
          </table:table-cell>
          <table:table-cell table:style-name="Table3.A2" office:value-type="string">
            <text:p text:style-name="P20">28</text:p>
          </table:table-cell>
          <table:table-cell table:style-name="Table3.A2" office:value-type="string">
            <text:p text:style-name="P24">160MHz</text:p>
          </table:table-cell>
          <table:table-cell table:style-name="Table3.A2" office:value-type="string">
            <text:p text:style-name="P22">400KB</text:p>
          </table:table-cell>
          <table:table-cell table:style-name="Table3.A2" office:value-type="string">
            <text:p text:style-name="P22">2/4MB</text:p>
          </table:table-cell>
          <table:table-cell table:style-name="Table3.A2" office:value-type="string">
            <text:p text:style-name="P20">b/g/n</text:p>
          </table:table-cell>
          <table:table-cell table:style-name="Table3.A2" office:value-type="string">
            <text:p text:style-name="P20">yes</text:p>
          </table:table-cell>
          <table:table-cell table:style-name="Table3.A2" office:value-type="string">
            <text:p text:style-name="P20">no</text:p>
          </table:table-cell>
          <table:table-cell table:style-name="Table3.I2" office:value-type="string">
            <text:p text:style-name="P18"/>
          </table:table-cell>
        </table:table-row>
        <table:table-row>
          <table:table-cell table:style-name="Table3.A2" office:value-type="string">
            <text:p text:style-name="P26">ESP32-C6</text:p>
          </table:table-cell>
          <table:table-cell table:style-name="Table3.A2" office:value-type="string">
            <text:p text:style-name="P20">40</text:p>
          </table:table-cell>
          <table:table-cell table:style-name="Table3.A2" office:value-type="string">
            <text:p text:style-name="P24">160MHz</text:p>
          </table:table-cell>
          <table:table-cell table:style-name="Table3.A2" office:value-type="string">
            <text:p text:style-name="P22">512KB</text:p>
          </table:table-cell>
          <table:table-cell table:style-name="Table3.A2" office:value-type="string">
            <text:p text:style-name="P22">0/4MB</text:p>
          </table:table-cell>
          <table:table-cell table:style-name="Table3.A2" office:value-type="string">
            <text:p text:style-name="P20">a/x</text:p>
          </table:table-cell>
          <table:table-cell table:style-name="Table3.A2" office:value-type="string">
            <text:p text:style-name="P20">yes</text:p>
          </table:table-cell>
          <table:table-cell table:style-name="Table3.A2" office:value-type="string">
            <text:p text:style-name="P20">yes</text:p>
          </table:table-cell>
          <table:table-cell table:style-name="Table3.I2" office:value-type="string">
            <text:p text:style-name="P24">Has 2 CPU (one low power)</text:p>
          </table:table-cell>
        </table:table-row>
        <table:table-row>
          <table:table-cell table:style-name="Table3.A2" office:value-type="string">
            <text:p text:style-name="P26">ESP32-H2</text:p>
          </table:table-cell>
          <table:table-cell table:style-name="Table3.A2" office:value-type="string">
            <text:p text:style-name="P20">32</text:p>
          </table:table-cell>
          <table:table-cell table:style-name="Table3.A2" office:value-type="string">
            <text:p text:style-name="P24">96MHz</text:p>
          </table:table-cell>
          <table:table-cell table:style-name="Table3.A2" office:value-type="string">
            <text:p text:style-name="P22">320KB</text:p>
          </table:table-cell>
          <table:table-cell table:style-name="Table3.A2" office:value-type="string">
            <text:p text:style-name="P22">2/4MB</text:p>
          </table:table-cell>
          <table:table-cell table:style-name="Table3.A2" office:value-type="string">
            <text:p text:style-name="P20">a/x</text:p>
          </table:table-cell>
          <table:table-cell table:style-name="Table3.A2" office:value-type="string">
            <text:p text:style-name="P20">yes</text:p>
          </table:table-cell>
          <table:table-cell table:style-name="Table3.A2" office:value-type="string">
            <text:p text:style-name="P20">yes</text:p>
          </table:table-cell>
          <table:table-cell table:style-name="Table3.I2" office:value-type="string">
            <text:p text:style-name="P24">Low-power applications</text:p>
          </table:table-cell>
        </table:table-row>
      </table:table>
      <text:p text:style-name="P54">GitHub: <text:a xlink:type="simple" xlink:href="https://github.com/espressif" text:style-name="Internet_20_link" text:visited-style-name="Visited_20_Internet_20_Link">https://github.com/espressif</text:a></text:p>
      <text:p text:style-name="P56"><text:span text:style-name="T19">The </text:span>SDK <text:span text:style-name="T19">for all Espressif products is called </text:span><text:span text:style-name="T3">ESP-IDF</text:span><text:span text:style-name="T19">.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112" text:outline-level="2"><text:bookmark-start text:name="__RefHeading___Toc1147_2887080021"/>ESP8684 <text:span text:style-name="T29">(ESP32-C2)</text:span><text:bookmark-end text:name="__RefHeading___Toc1147_2887080021"/></text:h>
      <text:h text:style-name="P122" text:outline-level="3"><text:bookmark-start text:name="__RefHeading___Toc345_3513121647 Copy 1"/>Official <text:span text:style-name="T7">d</text:span>evelopment board: ESP<text:span text:style-name="T19">8684</text:span>-DevKitM-1<text:bookmark-end text:name="__RefHeading___Toc345_3513121647 Copy 1"/></text:h>
      <text:p text:style-name="P80"><text:span text:style-name="T7">Purchase link: </text:span><text:a xlink:type="simple" xlink:href="https://www.aliexpress.com/item/1005004436990376.html" text:style-name="Internet_20_link" text:visited-style-name="Visited_20_Internet_20_Link"><text:span text:style-name="T7">https://www.aliexpress.com/item/1005004436990376.html</text:span></text:a></text:p>
      <text:p text:style-name="P56">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123" text:outline-level="3"><text:bookmark-start text:name="__RefHeading___Toc349_35131216471 Copy 1"/>Third-party <text:span text:style-name="T7">d</text:span>evelopment board: ESP<text:span text:style-name="T29">C2-12</text:span><text:bookmark-end text:name="__RefHeading___Toc349_35131216471 Copy 1"/></text:h>
      <text:p text:style-name="P73">Purchase link<text:span text:style-name="T29">s</text:span>:</text:p>
      <text:p text:style-name="P71"><text:a xlink:type="simple" xlink:href="https://www.aliexpress.com/item/1005004861021167.html" text:style-name="Internet_20_link" text:visited-style-name="Visited_20_Internet_20_Link">https://www.aliexpress.com/item/1005004861021167.html</text:a></text:p>
      <text:p text:style-name="P72"><text:a xlink:type="simple" xlink:href="https://www.aliexpress.com/item/1005004708803007.html" text:style-name="Internet_20_link" text:visited-style-name="Visited_20_Internet_20_Link">https://www.aliexpress.com/item/1005004708803007.html</text:a></text:p>
      <text:p text:style-name="P104"><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123" text:outline-level="3"><text:bookmark-start text:name="__RefHeading___Toc351_3513121647 Copy 1"/>Documentation<text:bookmark-end text:name="__RefHeading___Toc351_3513121647 Copy 1"/></text:h>
      <text:p text:style-name="P56"><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57"><text:span text:style-name="T19">R</text:span><text:span text:style-name="T7">elevant documents are </text:span><text:span text:style-name="T12">ESP</text:span><text:span text:style-name="T9">8684</text:span><text:span text:style-name="T12"> Datasheet</text:span><text:span text:style-name="T7">, </text:span><text:span text:style-name="T12">ESP</text:span><text:span text:style-name="T9">8684</text:span><text:span text:style-name="T12"> Technical Reference Manual, </text:span><text:span text:style-name="T11">and ESP32-C2 Series SoC Errata</text:span><text:span text:style-name="T20">.</text:span></text:p>
      <text:h text:style-name="P113" text:outline-level="2"><text:bookmark-start text:name="__RefHeading___Toc1149_2887080021"/><text:soft-page-break/><text:span text:style-name="T18">ESP32-C3 </text:span><text:span text:style-name="T19">and ESP8685</text:span><text:bookmark-end text:name="__RefHeading___Toc1149_2887080021"/></text:h>
      <text:h text:style-name="Heading_20_3" text:outline-level="3"><text:bookmark-start text:name="__RefHeading___Toc345_3513121647"/>Official <text:span text:style-name="T7">d</text:span>evelopment board: ESP32-C3-DevKitM-1<text:bookmark-end text:name="__RefHeading___Toc345_3513121647"/></text:h>
      <text:p text:style-name="P42"><text:span text:style-name="T7">Purchase link: </text:span><text:a xlink:type="simple" xlink:href="https://www.aliexpress.com/item/1005003989099547.html" text:style-name="Internet_20_link" text:visited-style-name="Visited_20_Internet_20_Link"><text:span text:style-name="T7">https://www.aliexpress.com/item/1005003989099547.html</text:span></text:a></text:p>
      <text:p text:style-name="P44">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hird-party <text:span text:style-name="T7">d</text:span>evelopment board: ESP32-C3FH4<text:bookmark-end text:name="__RefHeading___Toc349_35131216471"/></text:h>
      <text:p text:style-name="P50">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136" text:outline-level="3"><text:bookmark-start text:name="__RefHeading___Toc349_35131216471 Copy 2"/>Third-party <text:span text:style-name="T7">d</text:span>evelopment board: <text:span text:style-name="T31">nano</text:span>ESP32-C3<text:bookmark-end text:name="__RefHeading___Toc349_35131216471 Copy 2"/></text:h>
      <text:p text:style-name="P145">Purchase link: <text:a xlink:type="simple" xlink:href="https://www.aliexpress.com/item/1005003081928629.html" text:style-name="Internet_20_link" text:visited-style-name="Visited_20_Internet_20_Link">https://www.aliexpress.com/item/1005003081928629.html</text:a></text:p>
      <text:p text:style-name="P154"><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136" text:outline-level="3"><text:bookmark-start text:name="__RefHeading___Toc1104_2947033009"/>Third-party <text:span text:style-name="T7">d</text:span>evelopment board: YD-ESP32-C3<text:bookmark-end text:name="__RefHeading___Toc1104_2947033009"/></text:h>
      <text:p text:style-name="P64">Purchase link<text:span text:style-name="T26">s</text:span>:</text:p>
      <text:p text:style-name="P61"><text:a xlink:type="simple" xlink:href="https://www.aliexpress.com/item/1005004639250865.html" text:style-name="Internet_20_link" text:visited-style-name="Visited_20_Internet_20_Link">https://www.aliexpress.com/item/1005004639250865.html</text:a></text:p>
      <text:p text:style-name="P63"><text:a xlink:type="simple" xlink:href="https://www.aliexpress.com/item/1005003613170790.html" text:style-name="Internet_20_link" text:visited-style-name="Visited_20_Internet_20_Link">https://www.aliexpress.com/item/1005003613170790.html</text:a></text:p>
      <text:p text:style-name="P44">Documentation: <text:a xlink:type="simple" xlink:href="http://www.vcc-gnd.com/" text:style-name="Internet_20_link" text:visited-style-name="Visited_20_Internet_20_Link">http://www.vcc-gnd.com/</text:a></text:p>
      <text:p text:style-name="P101">Breaks the ESP32-C3's USB interface out and provides a separate USB-to-serial interface.</text:p>
      <text:h text:style-name="P124" text:outline-level="3"><text:bookmark-start text:name="__RefHeading___Toc1104_2947033009 Copy 1"/>Third-party <text:span text:style-name="T7">d</text:span>evelopment board: <text:span text:style-name="T25">XIAO ESP32C3</text:span><text:bookmark-end text:name="__RefHeading___Toc1104_2947033009 Copy 1"/></text:h>
      <text:p text:style-name="P58">Purchase link: <text:a xlink:type="simple" xlink:href="https://www.aliexpress.com/item/33011482127.html" text:style-name="Internet_20_link" text:visited-style-name="Visited_20_Internet_20_Link">https://www.aliexpress.com/item/33011482127.html</text:a></text:p>
      <text:p text:style-name="P59">Documentation: <text:a xlink:type="simple" xlink:href="https://wiki.seeedstudio.com/XIAO_ESP32C3_Getting_Started/" text:style-name="Internet_20_link" text:visited-style-name="Visited_20_Internet_20_Link">https://wiki.seeedstudio.com/XIAO_ESP32C3_Getting_Started/</text:a></text:p>
      <text:h text:style-name="P125" text:outline-level="3"><text:bookmark-start text:name="__RefHeading___Toc1104_2947033009 Copy 1 Copy 1"/>Third-party <text:span text:style-name="T7">d</text:span>evelopment board: <text:span text:style-name="T25">ESP32C3-</text:span><text:span text:style-name="T26">MINI-DK</text:span><text:bookmark-end text:name="__RefHeading___Toc1104_2947033009 Copy 1 Copy 1"/></text:h>
      <text:p text:style-name="P64">Purchase link<text:span text:style-name="T26">s</text:span>:</text:p>
      <text:p text:style-name="P61"><text:a xlink:type="simple" xlink:href="https://www.aliexpress.com/item/1005004994621831.html" text:style-name="Internet_20_link" text:visited-style-name="Visited_20_Internet_20_Link">https://www.aliexpress.com/item/1005004994621831.html</text:a></text:p>
      <text:p text:style-name="P61"><text:a xlink:type="simple" xlink:href="https://www.aliexpress.com/i/1005004945580114.html" text:style-name="Internet_20_link" text:visited-style-name="Visited_20_Internet_20_Link">https://www.aliexpress.com/i/1005004945580114.html</text:a></text:p>
      <text:p text:style-name="P63"><text:a xlink:type="simple" xlink:href="https://www.aliexpress.com/item/1005004945500567.html" text:style-name="Internet_20_link" text:visited-style-name="Visited_20_Internet_20_Link">https://www.aliexpress.com/item/1005004945500567.html</text:a></text:p>
      <text:p text:style-name="P60"><text:span text:style-name="T26">Has similar features as the </text:span><text:a xlink:type="simple" xlink:href="https://docs.espressif.com/projects/esp-idf/en/latest/esp32c3/hw-reference/esp32c3/user-guide-devkitc-02.html" text:style-name="Internet_20_link" text:visited-style-name="Visited_20_Internet_20_Link"><text:span text:style-name="T26">ESP32-C3-DevKitC-02</text:span></text:a><text:span text:style-name="T26"> except uses ESP32-C3-MINI-1 instead of ESP32-C3-WROOM-02 and CH340 instead of CP2102, and costs half the price.</text:span></text:p>
      <text:h text:style-name="P124" text:outline-level="3"><text:bookmark-start text:name="__RefHeading___Toc351_3513121647"/><text:soft-page-break/>Documentation<text:bookmark-end text:name="__RefHeading___Toc351_3513121647"/></text:h>
      <text:p text:style-name="P48"><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44"><text:span text:style-name="T19">R</text:span>elevant documents are <text:span text:style-name="T8">ESP32-C3 Datasheet</text:span>, <text:span text:style-name="T8">ESP32-C3 Technical Reference Manual</text:span>, and <text:span text:style-name="T8">ESP32-C3 Series SoC Errata</text:span>.</text:p>
      <text:h text:style-name="P112" text:outline-level="2"><text:bookmark-start text:name="__RefHeading___Toc1151_2887080021"/>ESP32-C6<text:bookmark-end text:name="__RefHeading___Toc1151_2887080021"/></text:h>
      <text:h text:style-name="P122" text:outline-level="3"><text:bookmark-start text:name="__RefHeading___Toc345_3513121647 Copy 1 Copy 1"/>Official <text:span text:style-name="T7">d</text:span>evelopment board: ESP<text:span text:style-name="T19">32-C6</text:span>-DevKit<text:span text:style-name="T19">C</text:span>-1<text:bookmark-end text:name="__RefHeading___Toc345_3513121647 Copy 1 Copy 1"/></text:h>
      <text:p text:style-name="P80"><text:span text:style-name="T7">Purchase link: </text:span><text:a xlink:type="simple" xlink:href="https://www.aliexpress.com/item/1005005087160183.html" text:style-name="Internet_20_link" text:visited-style-name="Visited_20_Internet_20_Link"><text:span text:style-name="T7">https://www.aliexpress.com/item/1005005087160183.html</text:span></text:a></text:p>
      <text:p text:style-name="P56">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136" text:outline-level="3"><text:bookmark-start text:name="__RefHeading___Toc1104_2947033009 Copy 1 Copy 2"/>Third-party <text:span text:style-name="T7">d</text:span>evelopment board: <text:span text:style-name="T31">WeAct</text:span><text:span text:style-name="T25"> ESP32-C</text:span><text:span text:style-name="T31">6-A</text:span><text:bookmark-end text:name="__RefHeading___Toc1104_2947033009 Copy 1 Copy 2"/></text:h>
      <text:p text:style-name="P144">Purchase link: <text:a xlink:type="simple" xlink:href="https://www.aliexpress.com/item/1005005569520224.html" text:style-name="Internet_20_link" text:visited-style-name="Visited_20_Internet_20_Link">https://www.aliexpress.com/item/1005005569520224.html</text:a></text:p>
      <text:p text:style-name="P156">No GitHub yet, but very similar in its design to WeAct's ESP32-S3-A board.</text:p>
      <text:h text:style-name="P136" text:outline-level="3"><text:bookmark-start text:name="__RefHeading___Toc351_3513121647 Copy 1 Copy 1"/>Documentation<text:bookmark-end text:name="__RefHeading___Toc351_3513121647 Copy 1 Copy 1"/></text:h>
      <text:p text:style-name="P56">Data sheets &amp; reference manuals: </text:p>
      <text:p text:style-name="P56"><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56"><text:span text:style-name="T19">R</text:span>elevant documents are <text:span text:style-name="T8">ESP</text:span><text:span text:style-name="T9">32-C6</text:span><text:span text:style-name="T8"> Datasheet</text:span>, <text:span text:style-name="T8">ESP</text:span><text:span text:style-name="T9">32-C6</text:span><text:span text:style-name="T8"> Technical Reference Manual</text:span>.</text:p>
      <text:h text:style-name="P112" text:outline-level="2"><text:bookmark-start text:name="__RefHeading___Toc1153_2887080021"/>ESP32-H2<text:bookmark-end text:name="__RefHeading___Toc1153_2887080021"/></text:h>
      <text:h text:style-name="P122" text:outline-level="3"><text:bookmark-start text:name="__RefHeading___Toc345_3513121647 Copy 1 Copy 1 Copy 1"/>Official <text:span text:style-name="T7">d</text:span>evelopment board: ESP<text:span text:style-name="T19">32-H2</text:span>-DevKitM-1<text:bookmark-end text:name="__RefHeading___Toc345_3513121647 Copy 1 Copy 1 Copy 1"/></text:h>
      <text:p text:style-name="P80"><text:span text:style-name="T7">Purchase link: </text:span><text:a xlink:type="simple" xlink:href="https://www.aliexpress.com/item/1005005252175587.html" text:style-name="Internet_20_link" text:visited-style-name="Visited_20_Internet_20_Link"><text:span text:style-name="T7">https://www.aliexpress.com/item/1005005252175587.html</text:span></text:a></text:p>
      <text:p text:style-name="P56">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122" text:outline-level="3"><text:bookmark-start text:name="__RefHeading___Toc351_3513121647 Copy 1 Copy 1 Copy 1"/>Documentation<text:bookmark-end text:name="__RefHeading___Toc351_3513121647 Copy 1 Copy 1 Copy 1"/></text:h>
      <text:p text:style-name="P155"><text:a xlink:type="simple" xlink:href="https://www.espressif.com/en/support/documents/technical-documents?keys=&amp;field_type_tid%5B%5D=1211" text:style-name="Internet_20_link" text:visited-style-name="Visited_20_Internet_20_Link"><text:span text:style-name="T31">https://www.espressif.com/en/support/documents/technical-documents?keys=&amp;field_type_tid%5B%5D=1211</text:span></text:a></text:p>
      <text:p text:style-name="P145"><text:span text:style-name="T19">R</text:span>elevant documents are <text:span text:style-name="T8">ESP32-</text:span><text:span text:style-name="T10">H2</text:span><text:span text:style-name="T8"> Datasheet</text:span>, <text:span text:style-name="T31">and </text:span><text:span text:style-name="T8">ESP32-</text:span><text:span text:style-name="T10">H3</text:span><text:span text:style-name="T8"> Technical Reference Manual</text:span>.</text:p>
      <text:h text:style-name="P109" text:outline-level="1"><text:bookmark-start text:name="__RefHeading___Toc353_3513121647"/>GigaDevice<text:bookmark-end text:name="__RefHeading___Toc353_3513121647"/></text:h>
      <text:p text:style-name="P102"><text:span text:style-name="T5">W</text:span>hile GigaDevice have largely developed their ARM MCU portfolio in the past years, the GD32VF103 is still their only one RISC-V MCU. It's a very interesting part, but unfortunately out-of-stock to date <text:span text:style-name="T4">(Feb.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114" text:outline-level="2"><text:bookmark-start text:name="__RefHeading___Toc547_3513121647"/>Official <text:span text:style-name="T7">d</text:span>evelopment board: GD32VF103C-START<text:bookmark-end text:name="__RefHeading___Toc547_3513121647"/></text:h>
      <text:p text:style-name="P44">Purchase link: <text:a xlink:type="simple" xlink:href="https://www.lcsc.com/product-detail/C432220.html" text:style-name="Internet_20_link" text:visited-style-name="Visited_20_Internet_20_Link">https://www.lcsc.com/product-detail/C432220.html</text:a></text:p>
      <text:p text:style-name="P44">Note: this evaluation board includes GigaDevice's GDLink programmer.</text:p>
      <text:h text:style-name="Heading_20_2" text:outline-level="2"><text:bookmark-start text:name="__RefHeading___Toc359_3513121647"/>Third-party <text:span text:style-name="T7">d</text:span>evelopment board: <text:span text:style-name="T7">Longan Nano</text:span><text:bookmark-end text:name="__RefHeading___Toc359_3513121647"/></text:h>
      <text:p text:style-name="P60">Purchase link<text:span text:style-name="T26">s</text:span>:</text:p>
      <text:p text:style-name="P61"><text:a xlink:type="simple" xlink:href="https://www.aliexpress.com/item/1005002542610332.html" text:style-name="Internet_20_link" text:visited-style-name="Visited_20_Internet_20_Link">https://www.aliexpress.com/item/1005002542610332.html</text:a></text:p>
      <text:p text:style-name="P62"><text:a xlink:type="simple" xlink:href="https://www.aliexpress.com/item/1005003467064600.html" text:style-name="Internet_20_link" text:visited-style-name="Visited_20_Internet_20_Link">https://www.aliexpress.com/item/1005003467064600.html</text:a></text:p>
      <text:p text:style-name="P44">Documentation: <text:a xlink:type="simple" xlink:href="https://github.com/sipeed/Longan-DOC" text:style-name="Internet_20_link" text:visited-style-name="Visited_20_Internet_20_Link">https://github.com/sipeed/Longan-DOC</text:a></text:p>
      <text:p text:style-name="P76">Downloads: <text:a xlink:type="simple" xlink:href="https://dl.sipeed.com/shareURL/LONGAN/Nano" text:style-name="Internet_20_link" text:visited-style-name="Visited_20_Internet_20_Link">https://dl.sipeed.com/shareURL/LONGAN/Nano</text:a></text:p>
      <text:p text:style-name="P44">Note: an additional JTAG adapter is needed to program the chip. If you don't already have one (e.g. JLink), you can buy Sipeed's USB-JTAG/TTL.</text:p>
      <text:p text:style-name="P44">Purchase link: <text:a xlink:type="simple" xlink:href="https://www.aliexpress.com/item/1005002714665888.html" text:style-name="Internet_20_link" text:visited-style-name="Visited_20_Internet_20_Link">https://www.aliexpress.com/item/1005002714665888.html</text:a></text:p>
      <text:h text:style-name="P114" text:outline-level="2"><text:bookmark-start text:name="__RefHeading___Toc361_3513121647"/>Documentation, SDK and tools<text:bookmark-end text:name="__RefHeading___Toc361_3513121647"/></text:h>
      <text:p text:style-name="P44">Download URL: <text:a xlink:type="simple" xlink:href="https://www.gd32mcu.com/en/download?kw=GD32VF1" text:style-name="Internet_20_link" text:visited-style-name="Visited_20_Internet_20_Link">https://www.gd32mcu.com/en/download?kw=GD32VF1</text:a></text:p>
      <text:p text:style-name="P44">Data sheets &amp; reference manuals: relevant documents are <text:span text:style-name="T8">GD32VF103xx Datasheet</text:span> and <text:span text:style-name="T8">GD32VF103 User Manual</text:span>.</text:p>
      <text:p text:style-name="P44">SDK: relevant archive is <text:span text:style-name="T8">GD32VF103 Firmware Library</text:span>.</text:p>
      <text:h text:style-name="P109" text:outline-level="1"><text:bookmark-start text:name="__RefHeading___Toc363_3513121647"/>WCH<text:bookmark-end text:name="__RefHeading___Toc363_3513121647"/></text:h>
      <text:p text:style-name="P48">WCH provides a much wider range of RISC-V MCU than any other manufacturer. For this reason, each chip has its own section below.</text:p>
      <text:p text:style-name="P48">WCH's offer is divided in 2 families, the <text:span text:style-name="T19">general purpose </text:span>CH32V<text:span text:style-name="T8">xxx</text:span> series, which are the RISC-V equivalents of their ARM CH32F<text:span text:style-name="T8">xxx</text:span> series, and the <text:span text:style-name="T19">more specialised </text:span>CH<text:span text:style-name="T8">xxx</text:span> series, which use a slightly different peripheral set.</text:p>
      <text:p text:style-name="P48">An interesting thing to note is the CH32V003 doesn't have an ARM equivalent, which <text:span text:style-name="T19">could</text:span> be a hint that, like Espressif, WCH will continue to concentrate their efforts on their RISC-V products.</text:p>
      <text:p text:style-name="P48">The following table presents the main differences between WCH's RISC-V MCU:</text:p>
      <table:table table:name="Table2" table:style-name="Table2">
        <table:table-column table:style-name="Table2.A" table:number-columns-repeated="2"/>
        <table:table-column table:style-name="Table2.C" table:number-columns-repeated="2"/>
        <table:table-column table:style-name="Table2.E"/>
        <table:table-row>
          <table:table-cell table:style-name="Table2.A1" office:value-type="string">
            <text:p text:style-name="P8">Part</text:p>
          </table:table-cell>
          <table:table-cell table:style-name="Table2.A1" office:value-type="string">
            <text:p text:style-name="P8">Features</text:p>
          </table:table-cell>
          <table:table-cell table:style-name="Table2.A1" office:value-type="string">
            <text:p text:style-name="P8">Max. frequency</text:p>
          </table:table-cell>
          <table:table-cell table:style-name="Table2.A1" office:value-type="string">
            <text:p text:style-name="P8">Supply voltage</text:p>
          </table:table-cell>
          <table:table-cell table:style-name="Table2.E1" office:value-type="string">
            <text:p text:style-name="P8">Notes</text:p>
          </table:table-cell>
        </table:table-row>
        <table:table-row>
          <table:table-cell table:style-name="Table2.A2" office:value-type="string">
            <text:p text:style-name="P43">CH32V003</text:p>
          </table:table-cell>
          <table:table-cell table:style-name="Table2.A2" office:value-type="string">
            <text:p text:style-name="P43">RV32EC</text:p>
          </table:table-cell>
          <table:table-cell table:style-name="Table2.A2" office:value-type="string">
            <text:p text:style-name="P49">48 MHz</text:p>
          </table:table-cell>
          <table:table-cell table:style-name="Table2.A2" office:value-type="string">
            <text:p text:style-name="P49">2.7-5.5V</text:p>
          </table:table-cell>
          <table:table-cell table:style-name="Table2.E2" office:value-type="string">
            <text:p text:style-name="P43">Low pin count (8, 16, 20)</text:p>
          </table:table-cell>
        </table:table-row>
        <table:table-row>
          <table:table-cell table:style-name="Table2.A2" office:value-type="string">
            <text:p text:style-name="P43">CH32V103</text:p>
          </table:table-cell>
          <table:table-cell table:style-name="Table2.A2" office:value-type="string">
            <text:p text:style-name="P43">RV32IMAC</text:p>
          </table:table-cell>
          <table:table-cell table:style-name="Table2.A2" office:value-type="string">
            <text:p text:style-name="P49">80 MHz</text:p>
          </table:table-cell>
          <table:table-cell table:style-name="Table2.A2" office:value-type="string">
            <text:p text:style-name="P49">2.7-5.5V</text:p>
          </table:table-cell>
          <table:table-cell table:style-name="Table2.E2" office:value-type="string">
            <text:p text:style-name="Table_20_Contents"/>
          </table:table-cell>
        </table:table-row>
        <table:table-row>
          <table:table-cell table:style-name="Table2.A2" office:value-type="string">
            <text:p text:style-name="P43">CH32V203</text:p>
          </table:table-cell>
          <table:table-cell table:style-name="Table2.A2" office:value-type="string">
            <text:p text:style-name="P43">RV32IMAC</text:p>
          </table:table-cell>
          <table:table-cell table:style-name="Table2.A2" office:value-type="string">
            <text:p text:style-name="P49">144 MHz</text:p>
          </table:table-cell>
          <table:table-cell table:style-name="Table2.A2" office:value-type="string">
            <text:p text:style-name="P49">2.4-3.6V</text:p>
          </table:table-cell>
          <table:table-cell table:style-name="Table2.E2" office:value-type="string">
            <text:p text:style-name="P79">CH32V203RBT6 has Ethernet</text:p>
          </table:table-cell>
        </table:table-row>
        <table:table-row>
          <table:table-cell table:style-name="Table2.A2" office:value-type="string">
            <text:p text:style-name="P43">CH32V208</text:p>
          </table:table-cell>
          <table:table-cell table:style-name="Table2.A2" office:value-type="string">
            <text:p text:style-name="P43">RV32IMAC</text:p>
          </table:table-cell>
          <table:table-cell table:style-name="Table2.A2" office:value-type="string">
            <text:p text:style-name="P49">144 MHz</text:p>
          </table:table-cell>
          <table:table-cell table:style-name="Table2.A2" office:value-type="string">
            <text:p text:style-name="P49">2.4-3.6V</text:p>
          </table:table-cell>
          <table:table-cell table:style-name="Table2.E2" office:value-type="string">
            <text:p text:style-name="P43">BLE <text:span text:style-name="T17">+ Ethernet</text:span></text:p>
          </table:table-cell>
        </table:table-row>
        <table:table-row>
          <table:table-cell table:style-name="Table2.A2" office:value-type="string">
            <text:p text:style-name="P43">CH32V30<text:span text:style-name="T8">x</text:span></text:p>
          </table:table-cell>
          <table:table-cell table:style-name="Table2.A2" office:value-type="string">
            <text:p text:style-name="P43">RV32IMAFC</text:p>
          </table:table-cell>
          <table:table-cell table:style-name="Table2.A2" office:value-type="string">
            <text:p text:style-name="P49">144 MHz</text:p>
          </table:table-cell>
          <table:table-cell table:style-name="Table2.A2" office:value-type="string">
            <text:p text:style-name="P49">2.4-3.6V</text:p>
          </table:table-cell>
          <table:table-cell table:style-name="Table2.E2" office:value-type="string">
            <text:p text:style-name="P43"><text:span text:style-name="T16">CH32V307 has </text:span>Ethernet</text:p>
          </table:table-cell>
        </table:table-row>
        <table:table-row>
          <table:table-cell table:style-name="Table2.A2" office:value-type="string">
            <text:p text:style-name="P141">CH565</text:p>
          </table:table-cell>
          <table:table-cell table:style-name="Table2.A2" office:value-type="string">
            <text:p text:style-name="P140">RV32IMAC</text:p>
          </table:table-cell>
          <table:table-cell table:style-name="Table2.A2" office:value-type="string">
            <text:p text:style-name="P139"><text:span text:style-name="T32">12</text:span>0 MHz</text:p>
          </table:table-cell>
          <table:table-cell table:style-name="Table2.A2" office:value-type="string">
            <text:p text:style-name="P139">2.3-3.6V</text:p>
          </table:table-cell>
          <table:table-cell table:style-name="Table2.E2" office:value-type="string">
            <text:p text:style-name="P141">USB 3.0, Gb Ethernet, EMMC, DVP</text:p>
          </table:table-cell>
        </table:table-row>
        <table:table-row>
          <table:table-cell table:style-name="Table2.A2" office:value-type="string">
            <text:p text:style-name="P141">CH569</text:p>
          </table:table-cell>
          <table:table-cell table:style-name="Table2.A2" office:value-type="string">
            <text:p text:style-name="P140">RV32IMAC</text:p>
          </table:table-cell>
          <table:table-cell table:style-name="Table2.A2" office:value-type="string">
            <text:p text:style-name="P139"><text:span text:style-name="T32">12</text:span>0 MHz</text:p>
          </table:table-cell>
          <table:table-cell table:style-name="Table2.A2" office:value-type="string">
            <text:p text:style-name="P139">2.3-3.6V</text:p>
          </table:table-cell>
          <table:table-cell table:style-name="Table2.E2" office:value-type="string">
            <text:p text:style-name="P141">USB 3.0, Gb Ethernet, EMMC, HSPI</text:p>
          </table:table-cell>
        </table:table-row>
        <table:table-row>
          <table:table-cell table:style-name="Table2.A2" office:value-type="string">
            <text:p text:style-name="P43">CH582</text:p>
          </table:table-cell>
          <table:table-cell table:style-name="Table2.A2" office:value-type="string">
            <text:p text:style-name="P43">RV32IMAC</text:p>
          </table:table-cell>
          <table:table-cell table:style-name="Table2.A2" office:value-type="string">
            <text:p text:style-name="P49">80 MHz</text:p>
          </table:table-cell>
          <table:table-cell table:style-name="Table2.A2" office:value-type="string">
            <text:p text:style-name="P49">2.3-3.6V</text:p>
          </table:table-cell>
          <table:table-cell table:style-name="Table2.E2" office:value-type="string">
            <text:p text:style-name="P43">BLE, ultra low power</text:p>
          </table:table-cell>
        </table:table-row>
      </table:table>
      <text:p text:style-name="P162">Interesting upcoming MCU: CH592 (slightly lower power version of the CH582 with LCD controller), CH643 (USB PD + type C fast charging, RGB LED PWM, programmable I/O protocol controller). <text:span text:style-name="T33">You may</text:span><text:span text:style-name="T7"> also </text:span><text:span text:style-name="T33">come across</text:span><text:span text:style-name="T7"> the CH573 </text:span><text:span text:style-name="T33">(superseded by</text:span><text:span text:style-name="T7"> the CH582</text:span><text:span text:style-name="T33">)</text:span><text:span text:style-name="T7">.</text:span></text:p>
      <text:p text:style-name="P77">For further details, here is a selection table covering the whole WCH offer: <text:a xlink:type="simple" xlink:href="https://special.wch.cn/en/mcu/" text:style-name="Internet_20_link" text:visited-style-name="Visited_20_Internet_20_Link">https://special.wch.cn/en/mcu/</text:a></text:p>
      <text:p text:style-name="P30">Note: all WCH MCU SDK include the schematics of the official evaluation boards as reference design.</text:p>
      <text:p text:style-name="P44">GitHub: <text:a xlink:type="simple" xlink:href="https://github.com/openwch" text:style-name="Internet_20_link" text:visited-style-name="Visited_20_Internet_20_Link">https://github.com/openwch</text:a></text:p>
      <text:h text:style-name="Heading_20_2" text:outline-level="2"><text:bookmark-start text:name="__RefHeading___Toc504_3513121647"/>Programmer / debugger<text:bookmark-end text:name="__RefHeading___Toc504_3513121647"/></text:h>
      <text:p text:style-name="P44">A proprietary programmer / debugger is needed to flash WCH chips, the WCH-LinkE.</text:p>
      <text:p text:style-name="P44">Purchase link: <text:a xlink:type="simple" xlink:href="https://www.aliexpress.com/item/1005004881582037.html" text:style-name="Internet_20_link" text:visited-style-name="Visited_20_Internet_20_Link">https://www.aliexpress.com/item/1005004881582037.html</text:a></text:p>
      <text:p text:style-name="P44">One is already included with the official evaluation kit for the CH32V003, and the CH32V003 + CH32V203 evaluation kit combo.</text:p>
      <text:p text:style-name="P163">Note: you may also come across the WCH-Link (without final E) on AliExpress. It is the predecessor of the WCH-LinkE and does not support the CH32V003.</text:p>
      <text:p text:style-name="P44"><text:soft-page-break/>The flashing software, WCHISPTool, is unfortunately Windows-only and doesn't work under Wine. <text:span text:style-name="T32">If you run Linux, you can flash your MCU with OpenOCD, but you must first unlock the flash write protection using the MounRiver IDE (see below).</text:span></text:p>
      <text:p text:style-name="P44">Download link: <text:a xlink:type="simple" xlink:href="http://wch-ic.com/downloads/WCHISPTool_Setup_exe.html" text:style-name="Internet_20_link" text:visited-style-name="Visited_20_Internet_20_Link">http://wch-ic.com/downloads/WCHISPTool_Setup_exe.html</text:a></text:p>
      <text:p text:style-name="P44">There's <text:span text:style-name="T30">also </text:span>a portable command-line flashing tool, but it uses configuration files generated by WCHISPTool... :/</text:p>
      <text:h text:style-name="Heading_20_2" text:outline-level="2"><text:bookmark-start text:name="__RefHeading___Toc506_3513121647"/>MounRiver IDE<text:bookmark-end text:name="__RefHeading___Toc506_3513121647"/></text:h>
      <text:p text:style-name="P44">MounRiver Community Edition is an Eclipse-based IDE supporting all RISC-V and ARM WCH MCU, available for Windows, Linux and Mac. It includes a portable flashing tool, which is convenient if you don't use Windows (see above), particularly to <text:span text:style-name="T15">unlock the flash write protection</text:span> to be able to program your chip.</text:p>
      <text:p text:style-name="P44">WCH provides modified versions of OpenOCD and GCC with MounRiver, but these toolchains can also be downloaded separately, e.g. for installation on a continuous integration server.</text:p>
      <text:p text:style-name="P44">Download link: <text:a xlink:type="simple" xlink:href="http://www.mounriver.com/" text:style-name="Internet_20_link" text:visited-style-name="Visited_20_Internet_20_Link">http://www.mounriver.com/</text:a></text:p>
      <text:h text:style-name="P115"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44">Purchase link: <text:a xlink:type="simple" xlink:href="https://www.aliexpress.com/item/1005004895791296.html" text:style-name="Internet_20_link" text:visited-style-name="Visited_20_Internet_20_Link">https://www.aliexpress.com/item/1005004895791296.html</text:a></text:p>
      <text:h text:style-name="P126" text:outline-level="3"><text:bookmark-start text:name="__RefHeading___Toc530_35131216471"/>Third-party development board: nanoCH32V<text:span text:style-name="T14">003</text:span><text:bookmark-end text:name="__RefHeading___Toc530_35131216471"/></text:h>
      <text:p text:style-name="P52">Purchase link: <text:a xlink:type="simple" xlink:href="https://www.aliexpress.com/item/1005005221751705.html" text:style-name="Internet_20_link" text:visited-style-name="Visited_20_Internet_20_Link">https://www.aliexpress.com/item/1005005221751705.html</text:a></text:p>
      <text:p text:style-name="P51">Documentation: <text:a xlink:type="simple" xlink:href="https://github.com/wuxx/nanoCH32V003" text:style-name="Internet_20_link" text:visited-style-name="Visited_20_Internet_20_Link">https://github.com/wuxx/nanoCH32V003</text:a></text:p>
      <text:h text:style-name="P131" text:outline-level="3"><text:bookmark-start text:name="__RefHeading___Toc361_35131216471"/>Documentation <text:span text:style-name="T7">and</text:span> SDK<text:bookmark-end text:name="__RefHeading___Toc361_35131216471"/></text:h>
      <text:p text:style-name="P44">Data sheet: <text:a xlink:type="simple" xlink:href="http://wch-ic.com/downloads/CH32V003DS0_PDF.html" text:style-name="Internet_20_link" text:visited-style-name="Visited_20_Internet_20_Link">http://wch-ic.com/downloads/CH32V003DS0_PDF.html</text:a></text:p>
      <text:p text:style-name="P44">Reference manual: <text:a xlink:type="simple" xlink:href="http://wch-ic.com/downloads/CH32V003RM_PDF.html" text:style-name="Internet_20_link" text:visited-style-name="Visited_20_Internet_20_Link">http://wch-ic.com/downloads/CH32V003RM_PDF.html</text:a></text:p>
      <text:p text:style-name="P44">Processor manual: <text:a xlink:type="simple" xlink:href="http://wch-ic.com/downloads/QingKeV2_Processor_Manual_PDF.html" text:style-name="Internet_20_link" text:visited-style-name="Visited_20_Internet_20_Link">http://wch-ic.com/downloads/QingKeV2_Processor_Manual_PDF.html</text:a></text:p>
      <text:p text:style-name="P44">SDK: <text:a xlink:type="simple" xlink:href="https://www.wch.cn/downloads/CH32V003EVT_ZIP.html" text:style-name="Internet_20_link" text:visited-style-name="Visited_20_Internet_20_Link">https://www.wch.cn/downloads/CH32V003EVT_ZIP.html</text:a></text:p>
      <text:h text:style-name="P114" text:outline-level="2"><text:bookmark-start text:name="__RefHeading___Toc512_3513121647"/><text:soft-page-break/>CH32V<text:span text:style-name="T7">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47">Purchase links:</text:p>
      <text:p text:style-name="P149"><text:a xlink:type="simple" xlink:href="https://www.lcsc.com/product-detail/C2943983.html" text:style-name="Internet_20_link" text:visited-style-name="Visited_20_Internet_20_Link">https://www.lcsc.com/product-detail/C2943983.html</text:a></text:p>
      <text:p text:style-name="P149"><text:a xlink:type="simple" xlink:href="https://www.lcsc.com/product-detail/C2943982.html" text:style-name="Internet_20_link" text:visited-style-name="Visited_20_Internet_20_Link">https://www.lcsc.com/product-detail/C2943982.html</text:a></text:p>
      <text:p text:style-name="P45"><text:a xlink:type="simple" xlink:href="https://www.aliexpress.com/item/1005004607642695.html" text:style-name="Internet_20_link" text:visited-style-name="Visited_20_Internet_20_Link">https://www.aliexpress.com/item/1005004607642695.html</text:a></text:p>
      <text:h text:style-name="Heading_20_3" text:outline-level="3"><text:bookmark-start text:name="__RefHeading___Toc361_351312164711"/>Documentation <text:span text:style-name="T7">and</text:span> SDK<text:bookmark-end text:name="__RefHeading___Toc361_351312164711"/></text:h>
      <text:p text:style-name="P48">Data sheet: <text:a xlink:type="simple" xlink:href="http://wch-ic.com/downloads/CH32V103DS0_PDF.html" text:style-name="Internet_20_link" text:visited-style-name="Visited_20_Internet_20_Link">http://wch-ic.com/downloads/CH32V103DS0_PDF.html</text:a></text:p>
      <text:p text:style-name="P48">Reference manual: <text:a xlink:type="simple" xlink:href="http://wch-ic.com/downloads/CH32xRM_PDF.html" text:style-name="Internet_20_link" text:visited-style-name="Visited_20_Internet_20_Link">http://wch-ic.com/downloads/CH32xRM_PDF.html</text:a></text:p>
      <text:p text:style-name="P44">Processor manual: <text:a xlink:type="simple" xlink:href="http://wch-ic.com/downloads/QingKeV3_Processor_Manual_PDF.html" text:style-name="Internet_20_link" text:visited-style-name="Visited_20_Internet_20_Link">http://wch-ic.com/downloads/QingKeV3_Processor_Manual_PDF.html</text:a></text:p>
      <text:p text:style-name="P44">SDK: <text:a xlink:type="simple" xlink:href="https://www.wch.cn/downloads/CH32V103EVT_ZIP.html" text:style-name="Internet_20_link" text:visited-style-name="Visited_20_Internet_20_Link">https://www.wch.cn/downloads/CH32V103EVT_ZIP.html</text:a></text:p>
      <text:h text:style-name="P114" text:outline-level="2"><text:bookmark-start text:name="__RefHeading___Toc518_3513121647"/>CH32V<text:span text:style-name="T7">2</text:span>03<text:bookmark-end text:name="__RefHeading___Toc518_3513121647"/></text:h>
      <text:h text:style-name="P132" text:outline-level="3"><text:bookmark-start text:name="__RefHeading___Toc520_3513121647"/>Official development board<text:bookmark-end text:name="__RefHeading___Toc520_3513121647"/></text:h>
      <text:p text:style-name="P44">Purchase link: <text:a xlink:type="simple" xlink:href="https://www.aliexpress.com/item/1005004493040662.html" text:style-name="Internet_20_link" text:visited-style-name="Visited_20_Internet_20_Link">https://www.aliexpress.com/item/1005004493040662.html</text:a></text:p>
      <text:h text:style-name="P127" text:outline-level="3"><text:bookmark-start text:name="__RefHeading___Toc516_3513121647"/>Third-party development board: BluePill+ CH32V<text:span text:style-name="T28">2</text:span>03<text:bookmark-end text:name="__RefHeading___Toc516_3513121647"/></text:h>
      <text:p text:style-name="P69">Purchase link: <text:a xlink:type="simple" xlink:href="https://www.aliexpress.com/item/1005001474741936.html" text:style-name="Internet_20_link" text:visited-style-name="Visited_20_Internet_20_Link">https://www.aliexpress.com/item/1005001474741936.html</text:a></text:p>
      <text:p text:style-name="P70">Documentation: <text:a xlink:type="simple" xlink:href="https://github.com/WeActStudio/WeActStudio.BluePill-Plus-CH32" text:style-name="Internet_20_link" text:visited-style-name="Visited_20_Internet_20_Link">https://github.com/WeActStudio/WeActStudio.BluePill-Plus-CH32</text:a></text:p>
      <text:p text:style-name="P29">Note: this board initially shipped with a CH32V103C8T6, but now uses a CH32V203C8T6.</text:p>
      <text:h text:style-name="P127" text:outline-level="3"><text:bookmark-start text:name="__RefHeading___Toc522_3513121647"/>Third-party development board: nanoCH32V203<text:bookmark-end text:name="__RefHeading___Toc522_3513121647"/></text:h>
      <text:p text:style-name="P47">Purchase link: <text:a xlink:type="simple" xlink:href="https://www.aliexpress.com/item/1005004908206775.html" text:style-name="Internet_20_link" text:visited-style-name="Visited_20_Internet_20_Link">https://www.aliexpress.com/item/1005004908206775.html</text:a></text:p>
      <text:p text:style-name="P44">Documentation: <text:a xlink:type="simple" xlink:href="https://github.com/wuxx/nanoCH32V203" text:style-name="Internet_20_link" text:visited-style-name="Visited_20_Internet_20_Link">https://github.com/wuxx/nanoCH32V203</text:a></text:p>
      <text:h text:style-name="P132" text:outline-level="3"><text:bookmark-start text:name="__RefHeading___Toc361_3513121647111"/>Documentation <text:span text:style-name="T7">and</text:span> SDK<text:bookmark-end text:name="__RefHeading___Toc361_3513121647111"/></text:h>
      <text:p text:style-name="P44">Data sheet: <text:a xlink:type="simple" xlink:href="http://wch-ic.com/downloads/CH32V203DS0_PDF.html" text:style-name="Internet_20_link" text:visited-style-name="Visited_20_Internet_20_Link">http://wch-ic.com/downloads/CH32V203DS0_PDF.html</text:a></text:p>
      <text:p text:style-name="P44">Reference manual: <text:a xlink:type="simple" xlink:href="http://wch-ic.com/downloads/CH32FV2x_V3xRM_PDF.html" text:style-name="Internet_20_link" text:visited-style-name="Visited_20_Internet_20_Link">http://wch-ic.com/downloads/CH32FV2x_V3xRM_PDF.html</text:a></text:p>
      <text:p text:style-name="P44">Processor manual: <text:a xlink:type="simple" xlink:href="http://wch-ic.com/downloads/QingKeV4_Processor_Manual_PDF.html" text:style-name="Internet_20_link" text:visited-style-name="Visited_20_Internet_20_Link">http://wch-ic.com/downloads/QingKeV4_Processor_Manual_PDF.html</text:a></text:p>
      <text:p text:style-name="P44">SDK: <text:a xlink:type="simple" xlink:href="https://www.wch.cn/downloads/CH32V20XEVT_ZIP.html" text:style-name="Internet_20_link" text:visited-style-name="Visited_20_Internet_20_Link">https://www.wch.cn/downloads/CH32V20XEVT_ZIP.html</text:a></text:p>
      <text:h text:style-name="P114" text:outline-level="2"><text:bookmark-start text:name="__RefHeading___Toc524_3513121647"/><text:soft-page-break/>CH32V<text:span text:style-name="T7">2</text:span>0<text:span text:style-name="T7">8</text:span><text:bookmark-end text:name="__RefHeading___Toc524_3513121647"/></text:h>
      <text:h text:style-name="P132" text:outline-level="3"><text:bookmark-start text:name="__RefHeading___Toc526_3513121647"/>Official development board<text:bookmark-end text:name="__RefHeading___Toc526_3513121647"/></text:h>
      <text:p text:style-name="P44">Purchase link: <text:a xlink:type="simple" xlink:href="https://www.aliexpress.com/item/1005004924242063.html" text:style-name="Internet_20_link" text:visited-style-name="Visited_20_Internet_20_Link">https://www.aliexpress.com/item/1005004924242063.html</text:a></text:p>
      <text:h text:style-name="P132" text:outline-level="3"><text:bookmark-start text:name="__RefHeading___Toc361_35131216471111"/>Documentation <text:span text:style-name="T7">and</text:span> SDK<text:bookmark-end text:name="__RefHeading___Toc361_35131216471111"/></text:h>
      <text:p text:style-name="P44">Data sheet: <text:a xlink:type="simple" xlink:href="http://wch-ic.com/downloads/CH32V208DS0_PDF.html" text:style-name="Internet_20_link" text:visited-style-name="Visited_20_Internet_20_Link">http://wch-ic.com/downloads/CH32V208DS0_PDF.html</text:a></text:p>
      <text:p text:style-name="P44">Reference manual: <text:a xlink:type="simple" xlink:href="http://wch-ic.com/downloads/CH32FV2x_V3xRM_PDF.html" text:style-name="Internet_20_link" text:visited-style-name="Visited_20_Internet_20_Link">http://wch-ic.com/downloads/CH32FV2x_V3xRM_PDF.html</text:a></text:p>
      <text:p text:style-name="P44">Processor manual: <text:a xlink:type="simple" xlink:href="http://wch-ic.com/downloads/QingKeV4_Processor_Manual_PDF.html" text:style-name="Internet_20_link" text:visited-style-name="Visited_20_Internet_20_Link">http://wch-ic.com/downloads/QingKeV4_Processor_Manual_PDF.html</text:a></text:p>
      <text:p text:style-name="P44">SDK: <text:a xlink:type="simple" xlink:href="https://www.wch.cn/downloads/CH32V20XEVT_ZIP.html" text:style-name="Internet_20_link" text:visited-style-name="Visited_20_Internet_20_Link">https://www.wch.cn/downloads/CH32V20XEVT_ZIP.html</text:a></text:p>
      <text:h text:style-name="P116" text:outline-level="2"><text:bookmark-start text:name="__RefHeading___Toc524_3513121647 Copy 1"/>CH32V<text:span text:style-name="T16">303</text:span><text:bookmark-end text:name="__RefHeading___Toc524_3513121647 Copy 1"/></text:h>
      <text:h text:style-name="P133" text:outline-level="3"><text:bookmark-start text:name="__RefHeading___Toc526_3513121647 Copy 1"/>Official development board<text:bookmark-end text:name="__RefHeading___Toc526_3513121647 Copy 1"/></text:h>
      <text:p text:style-name="P53">Purchase link: <text:a xlink:type="simple" xlink:href="https://www.aliexpress.com/item/1005005444077007.html" text:style-name="Internet_20_link" text:visited-style-name="Visited_20_Internet_20_Link">https://www.aliexpress.com/item/1005005444077007.html</text:a></text:p>
      <text:h text:style-name="P133" text:outline-level="3"><text:bookmark-start text:name="__RefHeading___Toc361_351312164711121 Copy 1"/>Documentation <text:span text:style-name="T7">and</text:span> SDK<text:bookmark-end text:name="__RefHeading___Toc361_351312164711121 Copy 1"/></text:h>
      <text:p text:style-name="P53">Data sheet: <text:a xlink:type="simple" xlink:href="http://wch-ic.com/downloads/CH32V307DS0_PDF.html" text:style-name="Internet_20_link" text:visited-style-name="Visited_20_Internet_20_Link">http://wch-ic.com/downloads/CH32V307DS0_PDF.html</text:a></text:p>
      <text:p text:style-name="P53">Reference manual: <text:a xlink:type="simple" xlink:href="http://wch-ic.com/downloads/CH32FV2x_V3xRM_PDF.html" text:style-name="Internet_20_link" text:visited-style-name="Visited_20_Internet_20_Link">http://wch-ic.com/downloads/CH32FV2x_V3xRM_PDF.html</text:a></text:p>
      <text:p text:style-name="P53">Processor manual: <text:a xlink:type="simple" xlink:href="http://wch-ic.com/downloads/QingKeV4_Processor_Manual_PDF.html" text:style-name="Internet_20_link" text:visited-style-name="Visited_20_Internet_20_Link">http://wch-ic.com/downloads/QingKeV4_Processor_Manual_PDF.html</text:a></text:p>
      <text:p text:style-name="P78">SDK: <text:a xlink:type="simple" xlink:href="https://www.wch.cn/downloads/CH32V307EVT_ZIP.html" text:style-name="Internet_20_link" text:visited-style-name="Visited_20_Internet_20_Link">https://www.wch.cn/downloads/CH32V307EVT_ZIP.html</text:a></text:p>
      <text:h text:style-name="P116" text:outline-level="2"><text:bookmark-start text:name="__RefHeading___Toc528_3513121647"/>CH32V<text:span text:style-name="T7">305</text:span><text:bookmark-end text:name="__RefHeading___Toc528_3513121647"/></text:h>
      <text:h text:style-name="P128" text:outline-level="3"><text:bookmark-start text:name="__RefHeading___Toc530_3513121647"/>Third-party development board: nanoCH32V305<text:bookmark-end text:name="__RefHeading___Toc530_3513121647"/></text:h>
      <text:p text:style-name="P47">Purchase link: <text:a xlink:type="simple" xlink:href="https://www.aliexpress.com/item/1005005033298927.html" text:style-name="Internet_20_link" text:visited-style-name="Visited_20_Internet_20_Link">https://www.aliexpress.com/item/1005005033298927.html</text:a></text:p>
      <text:p text:style-name="P44">Documentation: <text:a xlink:type="simple" xlink:href="https://github.com/wuxx/nanoCH32V305" text:style-name="Internet_20_link" text:visited-style-name="Visited_20_Internet_20_Link">https://github.com/wuxx/nanoCH32V305</text:a></text:p>
      <text:h text:style-name="P132" text:outline-level="3"><text:bookmark-start text:name="__RefHeading___Toc361_351312164711121"/>Documentation <text:span text:style-name="T7">and</text:span> SDK<text:bookmark-end text:name="__RefHeading___Toc361_351312164711121"/></text:h>
      <text:p text:style-name="P44">Data sheet: <text:a xlink:type="simple" xlink:href="http://wch-ic.com/downloads/CH32V307DS0_PDF.html" text:style-name="Internet_20_link" text:visited-style-name="Visited_20_Internet_20_Link">http://wch-ic.com/downloads/CH32V307DS0_PDF.html</text:a></text:p>
      <text:p text:style-name="P44">Reference manual: <text:a xlink:type="simple" xlink:href="http://wch-ic.com/downloads/CH32FV2x_V3xRM_PDF.html" text:style-name="Internet_20_link" text:visited-style-name="Visited_20_Internet_20_Link">http://wch-ic.com/downloads/CH32FV2x_V3xRM_PDF.html</text:a></text:p>
      <text:p text:style-name="P44">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114" text:outline-level="2"><text:bookmark-start text:name="__RefHeading___Toc532_3513121647"/><text:soft-page-break/>CH32V<text:span text:style-name="T7">307</text:span><text:bookmark-end text:name="__RefHeading___Toc532_3513121647"/></text:h>
      <text:h text:style-name="P132" text:outline-level="3"><text:bookmark-start text:name="__RefHeading___Toc534_3513121647"/>Official development board<text:bookmark-end text:name="__RefHeading___Toc534_3513121647"/></text:h>
      <text:p text:style-name="P44">Purchase link: <text:a xlink:type="simple" xlink:href="https://www.lcsc.com/product-detail/C2943980.html" text:style-name="Internet_20_link" text:visited-style-name="Visited_20_Internet_20_Link">https://www.lcsc.com/product-detail/C2943980.html</text:a></text:p>
      <text:h text:style-name="P128" text:outline-level="3"><text:bookmark-start text:name="__RefHeading___Toc536_3513121647"/>Third-party development board: YD-CH32V307VC<text:bookmark-end text:name="__RefHeading___Toc536_3513121647"/></text:h>
      <text:p text:style-name="P47">Purchase link: <text:a xlink:type="simple" xlink:href="https://www.aliexpress.com/item/1005004367173443.html" text:style-name="Internet_20_link" text:visited-style-name="Visited_20_Internet_20_Link">https://www.aliexpress.com/item/1005004367173443.html</text:a></text:p>
      <text:p text:style-name="P44">Documentation: <text:a xlink:type="simple" xlink:href="http://www.vcc-gnd.com/" text:style-name="Internet_20_link" text:visited-style-name="Visited_20_Internet_20_Link">http://www.vcc-gnd.com/</text:a></text:p>
      <text:h text:style-name="P129" text:outline-level="3"><text:bookmark-start text:name="__RefHeading___Toc536_3513121647 Copy 1"/>Third-party development board: CH32V307<text:span text:style-name="T30">RC-MINI</text:span><text:bookmark-end text:name="__RefHeading___Toc536_3513121647 Copy 1"/></text:h>
      <text:p text:style-name="P74">Purchase link: <text:a xlink:type="simple" xlink:href="https://www.aliexpress.com/item/1005005175678285.html" text:style-name="Internet_20_link" text:visited-style-name="Visited_20_Internet_20_Link">https://www.aliexpress.com/item/1005005175678285.html</text:a></text:p>
      <text:h text:style-name="P134" text:outline-level="3"><text:bookmark-start text:name="__RefHeading___Toc361_35131216471112"/>Documentation <text:span text:style-name="T7">and</text:span> SDK<text:bookmark-end text:name="__RefHeading___Toc361_35131216471112"/></text:h>
      <text:p text:style-name="P48">Data sheet: <text:a xlink:type="simple" xlink:href="http://wch-ic.com/downloads/CH32V307DS0_PDF.html" text:style-name="Internet_20_link" text:visited-style-name="Visited_20_Internet_20_Link">http://wch-ic.com/downloads/CH32V307DS0_PDF.html</text:a></text:p>
      <text:p text:style-name="P44">Reference manual: <text:a xlink:type="simple" xlink:href="http://wch-ic.com/downloads/CH32FV2x_V3xRM_PDF.html" text:style-name="Internet_20_link" text:visited-style-name="Visited_20_Internet_20_Link">http://wch-ic.com/downloads/CH32FV2x_V3xRM_PDF.html</text:a></text:p>
      <text:p text:style-name="P44">Processor manual: <text:a xlink:type="simple" xlink:href="http://wch-ic.com/downloads/QingKeV4_Processor_Manual_PDF.html" text:style-name="Internet_20_link" text:visited-style-name="Visited_20_Internet_20_Link">http://wch-ic.com/downloads/QingKeV4_Processor_Manual_PDF.html</text:a></text:p>
      <text:p text:style-name="P44">SDK: <text:a xlink:type="simple" xlink:href="https://www.wch.cn/downloads/CH32V307EVT_ZIP.html" text:style-name="Internet_20_link" text:visited-style-name="Visited_20_Internet_20_Link">https://www.wch.cn/downloads/CH32V307EVT_ZIP.html</text:a></text:p>
      <text:h text:style-name="P118" text:outline-level="2"><text:bookmark-start text:name="__RefHeading___Toc538_3513121647 Copy 1"/>CH<text:span text:style-name="T7">5</text:span><text:span text:style-name="T32">65</text:span><text:bookmark-end text:name="__RefHeading___Toc538_3513121647 Copy 1"/></text:h>
      <text:h text:style-name="P137" text:outline-level="3"><text:bookmark-start text:name="__RefHeading___Toc534_3513121647 Copy 1"/>Official development board<text:bookmark-end text:name="__RefHeading___Toc534_3513121647 Copy 1"/></text:h>
      <text:p text:style-name="P152">Purchase link: <text:a xlink:type="simple" xlink:href="https://www.aliexpress.com/item/1005004346104186.html" text:style-name="Internet_20_link" text:visited-style-name="Visited_20_Internet_20_Link">https://www.aliexpress.com/item/1005004346104186.html</text:a></text:p>
      <text:h text:style-name="P137" text:outline-level="3"><text:bookmark-start text:name="__RefHeading___Toc361_35131216471112 Copy 1"/>Documentation <text:span text:style-name="T7">and</text:span> SDK<text:bookmark-end text:name="__RefHeading___Toc361_35131216471112 Copy 1"/></text:h>
      <text:p text:style-name="P164"><text:span text:style-name="T33">Same as CH569.</text:span></text:p>
      <text:h text:style-name="P118" text:outline-level="2"><text:bookmark-start text:name="__RefHeading___Toc538_3513121647 Copy 1 Copy 1"/>CH<text:span text:style-name="T7">5</text:span><text:span text:style-name="T32">69</text:span><text:bookmark-end text:name="__RefHeading___Toc538_3513121647 Copy 1 Copy 1"/></text:h>
      <text:h text:style-name="P137" text:outline-level="3"><text:bookmark-start text:name="__RefHeading___Toc534_3513121647 Copy 1 Copy 1"/>Official development board<text:bookmark-end text:name="__RefHeading___Toc534_3513121647 Copy 1 Copy 1"/></text:h>
      <text:p text:style-name="P153">Purchase link<text:span text:style-name="T32">s</text:span>:</text:p>
      <text:p text:style-name="P161"><text:a xlink:type="simple" xlink:href="https://www.lcsc.com/product-detail/C3001176.html" text:style-name="Internet_20_link" text:visited-style-name="Visited_20_Internet_20_Link"><text:span text:style-name="T32">https://www.lcsc.com/product-detail/C3001176.html</text:span></text:a></text:p>
      <text:p text:style-name="P160"><text:a xlink:type="simple" xlink:href="https://www.aliexpress.com/item/1005004328816871.html" text:style-name="Internet_20_link" text:visited-style-name="Visited_20_Internet_20_Link">https://www.aliexpress.com/item/1005004328816871.html</text:a></text:p>
      <text:h text:style-name="P137" text:outline-level="3"><text:bookmark-start text:name="__RefHeading___Toc361_35131216471112 Copy 1 Copy 1"/>Documentation <text:span text:style-name="T7">and</text:span> SDK<text:bookmark-end text:name="__RefHeading___Toc361_35131216471112 Copy 1 Copy 1"/></text:h>
      <text:p text:style-name="P159"><text:span text:style-name="T7">Data sheet: </text:span><text:a xlink:type="simple" xlink:href="http://wch-ic.com/downloads/CH569DS1_PDF.html" text:style-name="Internet_20_link" text:visited-style-name="Visited_20_Internet_20_Link"><text:span text:style-name="T32">http://wch-ic.com/downloads/CH569DS1_PDF.html</text:span></text:a></text:p>
      <text:p text:style-name="P158"><text:span text:style-name="T7">Processor manual: </text:span><text:a xlink:type="simple" xlink:href="http://wch-ic.com/downloads/QingKeV3_Processor_Manual_PDF.html" text:style-name="Internet_20_link" text:visited-style-name="Visited_20_Internet_20_Link"><text:span text:style-name="T32">http://wch-ic.com/downloads/QingKeV3_Processor_Manual_PDF.html</text:span></text:a></text:p>
      <text:p text:style-name="P158"><text:span text:style-name="T7">SDK: </text:span><text:a xlink:type="simple" xlink:href="https://www.wch.cn/downloads/CH569EVT_ZIP.html" text:style-name="Internet_20_link" text:visited-style-name="Visited_20_Internet_20_Link"><text:span text:style-name="T32">https://www.wch.cn/downloads/CH569EVT_ZIP.html</text:span></text:a></text:p>
      <text:h text:style-name="P118" text:outline-level="2"><text:bookmark-start text:name="__RefHeading___Toc538_3513121647"/><text:soft-page-break/>CH<text:span text:style-name="T7">582</text:span><text:bookmark-end text:name="__RefHeading___Toc538_3513121647"/></text:h>
      <text:h text:style-name="P132" text:outline-level="3"><text:bookmark-start text:name="__RefHeading___Toc540_3513121647"/>Official development board<text:bookmark-end text:name="__RefHeading___Toc540_3513121647"/></text:h>
      <text:p text:style-name="P47">Purchase links:</text:p>
      <text:p text:style-name="P147"><text:a xlink:type="simple" xlink:href="https://www.lcsc.com/product-detail/C2943981.html" text:style-name="Internet_20_link" text:visited-style-name="Visited_20_Internet_20_Link">https://www.lcsc.com/product-detail/C2943981.html</text:a></text:p>
      <text:p text:style-name="P148"><text:a xlink:type="simple" xlink:href="https://www.aliexpress.com/item/1005005060737000.html" text:style-name="Internet_20_link" text:visited-style-name="Visited_20_Internet_20_Link">https://www.aliexpress.com/item/1005005060737000.html</text:a> <text:span text:style-name="T32">(CH582M/CH583M)</text:span></text:p>
      <text:p text:style-name="P45"><text:a xlink:type="simple" xlink:href="https://www.aliexpress.com/item/1005004346585597.html" text:style-name="Internet_20_link" text:visited-style-name="Visited_20_Internet_20_Link">https://www.aliexpress.com/item/1005004346585597.html</text:a> <text:span text:style-name="T32">(CH582F)</text:span></text:p>
      <text:h text:style-name="P128" text:outline-level="3"><text:bookmark-start text:name="__RefHeading___Toc542_3513121647"/>Third-party development board: YD-CH58x<text:bookmark-end text:name="__RefHeading___Toc542_3513121647"/></text:h>
      <text:p text:style-name="P65">Purchase link<text:span text:style-name="T27">s</text:span>:</text:p>
      <text:p text:style-name="P67"><text:a xlink:type="simple" xlink:href="https://www.aliexpress.com/item/1005005305938011.html" text:style-name="Internet_20_link" text:visited-style-name="Visited_20_Internet_20_Link">https://www.aliexpress.com/item/1005005305938011.html</text:a></text:p>
      <text:p text:style-name="P67"><text:a xlink:type="simple" xlink:href="https://www.aliexpress.com/item/1005004787513484.html" text:style-name="Internet_20_link" text:visited-style-name="Visited_20_Internet_20_Link">https://www.aliexpress.com/item/1005004787513484.html</text:a></text:p>
      <text:p text:style-name="P68"><text:a xlink:type="simple" xlink:href="https://www.aliexpress.com/item/1005004794466027.html" text:style-name="Internet_20_link" text:visited-style-name="Visited_20_Internet_20_Link">https://www.aliexpress.com/item/1005004794466027.html</text:a></text:p>
      <text:p text:style-name="P44">Documentation: <text:a xlink:type="simple" xlink:href="http://www.vcc-gnd.com/" text:style-name="Internet_20_link" text:visited-style-name="Visited_20_Internet_20_Link">http://www.vcc-gnd.com/</text:a></text:p>
      <text:p text:style-name="P103">Can be programmed and debugged using OpenOCD and a WCH-Link or WCH-LinkE programmer, so is suitable for use with Linux.</text:p>
      <text:h text:style-name="P130" text:outline-level="3"><text:bookmark-start text:name="__RefHeading___Toc542_3513121647 Copy 1"/>Third-party development board: <text:span text:style-name="T27">303CH582M01</text:span><text:bookmark-end text:name="__RefHeading___Toc542_3513121647 Copy 1"/></text:h>
      <text:p text:style-name="P66">Purchase link<text:span text:style-name="T27">s</text:span>:</text:p>
      <text:p text:style-name="P67"><text:a xlink:type="simple" xlink:href="https://www.aliexpress.com/item/1005005458836770.html" text:style-name="Internet_20_link" text:visited-style-name="Visited_20_Internet_20_Link">https://www.aliexpress.com/item/1005005458836770.html</text:a></text:p>
      <text:p text:style-name="P67"><text:a xlink:type="simple" xlink:href="https://www.aliexpress.com/item/1005005467071580.html" text:style-name="Internet_20_link" text:visited-style-name="Visited_20_Internet_20_Link">https://www.aliexpress.com/item/1005005467071580.html</text:a></text:p>
      <text:p text:style-name="P68"><text:a xlink:type="simple" xlink:href="https://www.aliexpress.com/item/1005005456987838.html" text:style-name="Internet_20_link" text:visited-style-name="Visited_20_Internet_20_Link">https://www.aliexpress.com/item/1005005456987838.html</text:a></text:p>
      <text:p text:style-name="P103">Similar to YD-CH58x. After ordering, ask the seller for schematic diagram. Uses the USB C connector for programming, which at the moment only works under Windows.</text:p>
      <text:h text:style-name="P135" text:outline-level="3"><text:bookmark-start text:name="__RefHeading___Toc361_35131216471113"/>Documentation <text:span text:style-name="T7">and</text:span> SDK<text:bookmark-end text:name="__RefHeading___Toc361_35131216471113"/></text:h>
      <text:p text:style-name="P48">Data sheet: <text:a xlink:type="simple" xlink:href="http://wch-ic.com/downloads/CH583DS1_PDF.html" text:style-name="Internet_20_link" text:visited-style-name="Visited_20_Internet_20_Link">http://wch-ic.com/downloads/CH583DS1_PDF.html</text:a></text:p>
      <text:p text:style-name="P44">Processor manual: <text:a xlink:type="simple" xlink:href="http://wch-ic.com/downloads/QingKeV4_Processor_Manual_PDF.html" text:style-name="Internet_20_link" text:visited-style-name="Visited_20_Internet_20_Link">http://wch-ic.com/downloads/QingKeV4_Processor_Manual_PDF.html</text:a></text:p>
      <text:p text:style-name="P44">SDK: <text:a xlink:type="simple" xlink:href="https://www.wch.cn/downloads/CH583EVT_ZIP.html" text:style-name="Internet_20_link" text:visited-style-name="Visited_20_Internet_20_Link">https://www.wch.cn/downloads/CH583EVT_ZIP.html</text:a></text:p>
      <text:h text:style-name="P117" text:outline-level="2"><text:bookmark-start text:name="__RefHeading___Toc1080_2316367055"/>Alternatives to WCH tools<text:bookmark-end text:name="__RefHeading___Toc1080_2316367055"/></text:h>
      <text:p text:style-name="P75">If you would like to use mainstream GCC instead of WCH's, or to try an open-source flashing tool, the following Reddit thread will be of interest to you: <text:a xlink:type="simple" xlink:href="https://www.reddit.com/r/RISCV/comments/115u6i9/comment/j94xvpq/" text:style-name="Internet_20_link" text:visited-style-name="Visited_20_Internet_20_Link">https://www.reddit.com/r/RISCV/comments/115u6i9/comment/j94xvpq/</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6-05T18:23:19.499072140</dc:date>
    <meta:editing-duration>PT21H7M13S</meta:editing-duration>
    <meta:editing-cycles>40</meta:editing-cycles>
    <meta:generator>LibreOffice/7.5.3.2$Linux_X86_64 LibreOffice_project/50$Build-2</meta:generator>
    <meta:document-statistic meta:table-count="4" meta:image-count="0" meta:object-count="0" meta:page-count="17" meta:paragraph-count="587" meta:word-count="2342" meta:character-count="22901" meta:non-whitespace-character-count="21150"/>
  </office:meta>
</office:document-meta>
</file>